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55cm"/>
    </style:style>
    <style:style style:name="co2" style:family="table-column">
      <style:table-column-properties fo:break-before="auto" style:column-width="11.82cm"/>
    </style:style>
    <style:style style:name="co3" style:family="table-column">
      <style:table-column-properties fo:break-before="auto" style:column-width="1.707cm"/>
    </style:style>
    <style:style style:name="co4" style:family="table-column">
      <style:table-column-properties fo:break-before="auto" style:column-width="1.919cm"/>
    </style:style>
    <style:style style:name="co5" style:family="table-column">
      <style:table-column-properties fo:break-before="auto" style:column-width="2.891cm"/>
    </style:style>
    <style:style style:name="co6" style:family="table-column">
      <style:table-column-properties fo:break-before="auto" style:column-width="6.165cm"/>
    </style:style>
    <style:style style:name="co7" style:family="table-column">
      <style:table-column-properties fo:break-before="auto" style:column-width="10.938cm"/>
    </style:style>
    <style:style style:name="co8" style:family="table-column">
      <style:table-column-properties fo:break-before="auto" style:column-width="16.404cm"/>
    </style:style>
    <style:style style:name="co9" style:family="table-column">
      <style:table-column-properties fo:break-before="auto" style:column-width="1.575cm"/>
    </style:style>
    <style:style style:name="ro1" style:family="table-row">
      <style:table-row-properties style:row-height="0.526cm" fo:break-before="auto" style:use-optimal-row-height="true"/>
    </style:style>
    <style:style style:name="ro2" style:family="table-row">
      <style:table-row-properties style:row-height="2.895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453cm" fo:break-before="auto" style:use-optimal-row-height="true"/>
    </style:style>
    <style:style style:name="ta1" style:family="table" style:master-page-name="PageStyle_5f_Metadata">
      <style:table-properties table:display="true" style:writing-mode="lr-tb"/>
    </style:style>
    <style:style style:name="ta2" style:family="table" style:master-page-name="PageStyle_5f_Emissies">
      <style:table-properties table:display="true" style:writing-mode="lr-tb"/>
    </style:style>
    <style:style style:name="ce1" style:family="table-cell" style:parent-style-name="Defaul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table table:name="Metadata"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text:p>Bron</text:p>
          </table:table-cell>
          <table:table-cell table:style-name="ce2" office:value-type="string">
            <text:p>https://emissieregistratie.nl</text:p>
          </table:table-cell>
          <table:table-cell table:number-columns-repeated="1022"/>
        </table:table-row>
        <table:table-row table:style-name="ro1">
          <table:table-cell table:style-name="ce1" office:value-type="string">
            <text:p>Tijdstip</text:p>
          </table:table-cell>
          <table:table-cell table:style-name="ce2" office:value-type="string">
            <text:p>08-03-2025 20:11 (GMT+01:00)</text:p>
          </table:table-cell>
          <table:table-cell table:number-columns-repeated="1022"/>
        </table:table-row>
        <table:table-row table:style-name="ro2">
          <table:table-cell/>
          <table:table-cell table:style-name="ce2" office:value-type="string">
            <text:p>Aan deze data kunnen geen rechten worden ontleend. De Emissieregistratie streeft naar het tonen van correcte en actuele emissiedata, maar kan niet garanderen dat de informatie juist is op het moment waarop deze wordt ontvangen, of dat deze na verloop van tijd nog steeds juist is. Data van de Emissieregistratie mag worden overgenomen, mits met bronvermelding.</text:p>
          </table:table-cell>
          <table:table-cell table:number-columns-repeated="1022"/>
        </table:table-row>
        <table:table-row table:style-name="ro3">
          <table:table-cell table:style-name="ce1" office:value-type="string">
            <text:p>Jaren</text:p>
          </table:table-cell>
          <table:table-cell table:number-columns-repeated="1023"/>
        </table:table-row>
        <table:table-row table:style-name="ro1">
          <table:table-cell/>
          <table:table-cell table:style-name="ce2" office:value-type="string">
            <text:p>2022</text:p>
          </table:table-cell>
          <table:table-cell table:number-columns-repeated="1022"/>
        </table:table-row>
        <table:table-row table:style-name="ro4">
          <table:table-cell table:number-columns-repeated="1024"/>
        </table:table-row>
        <table:table-row table:style-name="ro3">
          <table:table-cell table:style-name="ce1" office:value-type="string">
            <text:p>Stoffen</text:p>
          </table:table-cell>
          <table:table-cell table:number-columns-repeated="1023"/>
        </table:table-row>
        <table:table-row table:style-name="ro1">
          <table:table-cell/>
          <table:table-cell table:style-name="ce2" office:value-type="string">
            <text:p>Ammoniak</text:p>
          </table:table-cell>
          <table:table-cell table:number-columns-repeated="1022"/>
        </table:table-row>
        <table:table-row table:style-name="ro4">
          <table:table-cell table:number-columns-repeated="1024"/>
        </table:table-row>
        <table:table-row table:style-name="ro3">
          <table:table-cell table:style-name="ce1" office:value-type="string">
            <text:p>Compartimenten</text:p>
          </table:table-cell>
          <table:table-cell table:number-columns-repeated="1023"/>
        </table:table-row>
        <table:table-row table:style-name="ro1">
          <table:table-cell/>
          <table:table-cell table:style-name="ce2" office:value-type="string">
            <text:p>Lucht</text:p>
          </table:table-cell>
          <table:table-cell table:number-columns-repeated="1022"/>
        </table:table-row>
        <table:table-row table:style-name="ro4">
          <table:table-cell table:number-columns-repeated="1024"/>
        </table:table-row>
        <table:table-row table:style-name="ro3">
          <table:table-cell table:style-name="ce1" office:value-type="string">
            <text:p>Gebiedsindeling</text:p>
          </table:table-cell>
          <table:table-cell table:number-columns-repeated="1023"/>
        </table:table-row>
        <table:table-row table:style-name="ro1">
          <table:table-cell/>
          <table:table-cell table:style-name="ce2" office:value-type="string">
            <text:p>Nederland</text:p>
          </table:table-cell>
          <table:table-cell table:number-columns-repeated="1022"/>
        </table:table-row>
        <table:table-row table:style-name="ro4">
          <table:table-cell table:number-columns-repeated="1024"/>
        </table:table-row>
        <table:table-row table:style-name="ro3">
          <table:table-cell table:style-name="ce1" office:value-type="string">
            <text:p>Bronniveau</text:p>
          </table:table-cell>
          <table:table-cell table:number-columns-repeated="1023"/>
        </table:table-row>
        <table:table-row table:style-name="ro1">
          <table:table-cell/>
          <table:table-cell table:style-name="ce2" office:value-type="string">
            <text:p>Emissieoorzaak</text:p>
          </table:table-cell>
          <table:table-cell table:number-columns-repeated="1022"/>
        </table:table-row>
      </table:table>
      <table:table table:name="Emissies" table:style-name="ta2" table:print="false">
        <office:forms form:automatic-focus="false" form:apply-design-mode="false"/>
        <table:table-column table:style-name="co3" table:number-columns-repeated="6"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default-cell-style-name="Default"/>
        <table:table-column table:style-name="co9" table:visibility="collapse" table:number-columns-repeated="11" table:default-cell-style-name="Default"/>
        <table:table-column table:style-name="co3" table:number-columns-repeated="1001" table:default-cell-style-name="Default"/>
        <table:table-row table:style-name="ro3">
          <table:table-cell table:style-name="ce1" office:value-type="string">
            <text:p>Compartimentcode</text:p>
          </table:table-cell>
          <table:table-cell table:style-name="ce1" office:value-type="string">
            <text:p>Compartiment</text:p>
          </table:table-cell>
          <table:table-cell table:style-name="ce1" office:value-type="string">
            <text:p>Stofcode</text:p>
          </table:table-cell>
          <table:table-cell table:style-name="ce1" office:value-type="string">
            <text:p>Stof</text:p>
          </table:table-cell>
          <table:table-cell table:style-name="ce1" office:value-type="string">
            <text:p>Gebiedsindeling</text:p>
          </table:table-cell>
          <table:table-cell table:style-name="ce1" office:value-type="string">
            <text:p>Code_gebied</text:p>
          </table:table-cell>
          <table:table-cell table:style-name="ce1" office:value-type="string">
            <text:p>Gebied</text:p>
          </table:table-cell>
          <table:table-cell table:style-name="ce1" office:value-type="string">
            <text:p>Brontype</text:p>
          </table:table-cell>
          <table:table-cell table:style-name="ce1" office:value-type="string">
            <text:p>Sector</text:p>
          </table:table-cell>
          <table:table-cell table:style-name="ce1" office:value-type="string">
            <text:p>Subsector</text:p>
          </table:table-cell>
          <table:table-cell table:style-name="ce1" office:value-type="string">
            <text:p>Emissieoorzaak</text:p>
          </table:table-cell>
          <table:table-cell table:style-name="ce1" office:value-type="string">
            <text:p>Emissieoorzaak_code</text:p>
          </table:table-cell>
          <table:table-cell table:style-name="ce1" office:value-type="string">
            <text:p>Nic</text:p>
          </table:table-cell>
          <table:table-cell table:style-name="ce1" office:value-type="string">
            <text:p>Bedrijf</text:p>
          </table:table-cell>
          <table:table-cell table:style-name="ce1" office:value-type="string">
            <text:p>Straat</text:p>
          </table:table-cell>
          <table:table-cell table:style-name="ce1" office:value-type="string">
            <text:p>Huisnummer</text:p>
          </table:table-cell>
          <table:table-cell table:style-name="ce1" office:value-type="string">
            <text:p>Toevoeging</text:p>
          </table:table-cell>
          <table:table-cell table:style-name="ce1" office:value-type="string">
            <text:p>Postcode</text:p>
          </table:table-cell>
          <table:table-cell table:style-name="ce1" office:value-type="string">
            <text:p>Woonplaats</text:p>
          </table:table-cell>
          <table:table-cell table:style-name="ce1" office:value-type="string">
            <text:p>Xcoord</text:p>
          </table:table-cell>
          <table:table-cell table:style-name="ce1" office:value-type="string">
            <text:p>Ycoord</text:p>
          </table:table-cell>
          <table:table-cell table:style-name="ce1" office:value-type="string">
            <text:p>Sbi_code</text:p>
          </table:table-cell>
          <table:table-cell table:style-name="ce1" office:value-type="string">
            <text:p>Sbi_naam</text:p>
          </table:table-cell>
          <table:table-cell table:style-name="ce1" office:value-type="string">
            <text:p>Herkomst_code</text:p>
          </table:table-cell>
          <table:table-cell table:style-name="ce1" office:value-type="string">
            <text:p>Herkomst</text:p>
          </table:table-cell>
          <table:table-cell table:style-name="ce1" office:value-type="string">
            <text:p>Dataset</text:p>
          </table:table-cell>
          <table:table-cell table:style-name="ce1" office:value-type="string">
            <text:p>Jaar_2022</text:p>
          </table:table-cell>
          <table:table-cell table:style-name="ce1" office:value-type="string">
            <text:p>Eenheid</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Chemische Industrie</text:p>
          </table:table-cell>
          <table:table-cell office:value-type="string">
            <text:p>Chemische Industrie basisproducten</text:p>
          </table:table-cell>
          <table:table-cell office:value-type="string">
            <text:p>SBI 20.16 (per bedrijf): Vervaardiging van kunststof in primaire vorm</text:p>
          </table:table-cell>
          <table:table-cell office:value-type="string">
            <text:p>T1028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26890.24">
            <text:p>126890,2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pluimvee</text:p>
          </table:table-cell>
          <table:table-cell office:value-type="string">
            <text:p>Veestapel, vleeskuikens, mest in opslag</text:p>
          </table:table-cell>
          <table:table-cell office:value-type="string">
            <text:p>0446674</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0985.7567765763">
            <text:p>20985,7567765763</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varkens</text:p>
          </table:table-cell>
          <table:table-cell office:value-type="string">
            <text:p>Veestapel, fokvarkens, mest in stallen</text:p>
          </table:table-cell>
          <table:table-cell office:value-type="string">
            <text:p>0446615</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3088748.66229215">
            <text:p>3088748,66229215</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rundvee</text:p>
          </table:table-cell>
          <table:table-cell office:value-type="string">
            <text:p>Veestapel, jongvee fokkerij, mest in opslag</text:p>
          </table:table-cell>
          <table:table-cell office:value-type="string">
            <text:p>0446625</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78975.905815204">
            <text:p>178975,90581520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overige dieren</text:p>
          </table:table-cell>
          <table:table-cell office:value-type="string">
            <text:p>Veestapel, konijnen, aanwending mest</text:p>
          </table:table-cell>
          <table:table-cell office:value-type="string">
            <text:p>0446638</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0792.013342885">
            <text:p>20792,013342885</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Wegverkeer - uitlaatgassen</text:p>
          </table:table-cell>
          <table:table-cell office:value-type="string">
            <text:p>Uitlaatgassen autobussen touringcars, koude start</text:p>
          </table:table-cell>
          <table:table-cell office:value-type="string">
            <text:p>0103025</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9.60369224150383">
            <text:p>9,6036922415</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NCP (inclusief ankerliggers)</text:p>
          </table:table-cell>
          <table:table-cell office:value-type="string">
            <text:p>Ankerligger NCP, Containerschepen</text:p>
          </table:table-cell>
          <table:table-cell office:value-type="string">
            <text:p>0280003</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05.262078012148">
            <text:p>205,262078012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NCP (inclusief ankerliggers)</text:p>
          </table:table-cell>
          <table:table-cell office:value-type="string">
            <text:p>Varend NCP, Passagierschepen</text:p>
          </table:table-cell>
          <table:table-cell office:value-type="string">
            <text:p>0280016</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315.572589393569">
            <text:p>315,5725893936</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Visserij</text:p>
          </table:table-cell>
          <table:table-cell office:value-type="string">
            <text:p>Visserij, Nederlandse kottervisserij en binnenvisserij</text:p>
          </table:table-cell>
          <table:table-cell office:value-type="string">
            <text:p>0240103</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401.047900922157">
            <text:p>401,0479009222</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stilliggend</text:p>
          </table:table-cell>
          <table:table-cell office:value-type="string">
            <text:p>Stilliggend NL, Roro lading/autoschepen</text:p>
          </table:table-cell>
          <table:table-cell office:value-type="string">
            <text:p>0280023</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79.2285390912458">
            <text:p>79,2285390912</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rundvee</text:p>
          </table:table-cell>
          <table:table-cell office:value-type="string">
            <text:p>Veestapel, vleeskalveren, aanwending mest</text:p>
          </table:table-cell>
          <table:table-cell office:value-type="string">
            <text:p>044667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984110.142818314">
            <text:p>984110,14281831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Particuliere landbouwactiviteiten</text:p>
          </table:table-cell>
          <table:table-cell office:value-type="string">
            <text:p>Particulieren, aanwending van kunstmest</text:p>
          </table:table-cell>
          <table:table-cell office:value-type="string">
            <text:p>0446707</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597189.8080186">
            <text:p>597189,8080186</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varkens</text:p>
          </table:table-cell>
          <table:table-cell office:value-type="string">
            <text:p>Veestapel, vleesvarkens, mest be(ver)werking</text:p>
          </table:table-cell>
          <table:table-cell office:value-type="string">
            <text:p>0441409</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613300.569680019">
            <text:p>613300,569680019</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Chemische Industrie</text:p>
          </table:table-cell>
          <table:table-cell office:value-type="string">
            <text:p>Chemische Industrie overig</text:p>
          </table:table-cell>
          <table:table-cell office:value-type="string">
            <text:p>SBI 20.52: Vervaardiging van lijm en bereide kleefmiddelen</text:p>
          </table:table-cell>
          <table:table-cell office:value-type="string">
            <text:p>89136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4.83">
            <text:p>4,83</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Energiesector</text:p>
          </table:table-cell>
          <table:table-cell office:value-type="string">
            <text:p>Opwekking electriciteit</text:p>
          </table:table-cell>
          <table:table-cell office:value-type="string">
            <text:p>SBI 35 (per bedrijf): Productie en distributie van elektriciteit en gas</text:p>
          </table:table-cell>
          <table:table-cell office:value-type="string">
            <text:p>T1085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1448.15">
            <text:p>21448,15</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Afvalverwijdering</text:p>
          </table:table-cell>
          <table:table-cell office:value-type="string">
            <text:p>Overige processen</text:p>
          </table:table-cell>
          <table:table-cell office:value-type="string">
            <text:p>Veestapel, jongvee fokkerij, mest vergisting</text:p>
          </table:table-cell>
          <table:table-cell office:value-type="string">
            <text:p>044140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0024.6494543416">
            <text:p>10024,6494543416</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rundvee</text:p>
          </table:table-cell>
          <table:table-cell office:value-type="string">
            <text:p>Veestapel, jongvee mesterij, weidemest</text:p>
          </table:table-cell>
          <table:table-cell office:value-type="string">
            <text:p>0446633</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7707.9030258679">
            <text:p>27707,9030258679</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pluimvee</text:p>
          </table:table-cell>
          <table:table-cell office:value-type="string">
            <text:p>Veestapel, leghennen, mest in opslag</text:p>
          </table:table-cell>
          <table:table-cell office:value-type="string">
            <text:p>0446644</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312376.65120496">
            <text:p>1312376,65120496</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Particuliere landbouwactiviteiten</text:p>
          </table:table-cell>
          <table:table-cell office:value-type="string">
            <text:p>Particulieren, paarden en pony's, mest in opslag</text:p>
          </table:table-cell>
          <table:table-cell office:value-type="string">
            <text:p>0446712</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18232.374851447">
            <text:p>218232,374851447</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varkens</text:p>
          </table:table-cell>
          <table:table-cell office:value-type="string">
            <text:p>Veestapel, fokvarkens, mest in opslag</text:p>
          </table:table-cell>
          <table:table-cell office:value-type="string">
            <text:p>0446614</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02252.480777481">
            <text:p>102252,48077748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pluimvee</text:p>
          </table:table-cell>
          <table:table-cell office:value-type="string">
            <text:p>Veestapel, leghennen, mest be(ver)werking</text:p>
          </table:table-cell>
          <table:table-cell office:value-type="string">
            <text:p>0441412</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95880.7404107143">
            <text:p>95880,7404107143</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pluimvee</text:p>
          </table:table-cell>
          <table:table-cell office:value-type="string">
            <text:p>Veestapel, eenden, mest in stallen</text:p>
          </table:table-cell>
          <table:table-cell office:value-type="string">
            <text:p>044661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98012.0162180325">
            <text:p>98012,0162180325</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Overige industrie</text:p>
          </table:table-cell>
          <table:table-cell office:value-type="string">
            <text:p>Basismetaal</text:p>
          </table:table-cell>
          <table:table-cell office:value-type="string">
            <text:p>SBI 24.45: Vervaardiging van overige non-ferrometalen, aluminium</text:p>
          </table:table-cell>
          <table:table-cell office:value-type="string">
            <text:p>8914702</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832.981970890919">
            <text:p>832,9819708909</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pluimvee</text:p>
          </table:table-cell>
          <table:table-cell office:value-type="string">
            <text:p>Veestapel, kalkoenen, aanwending mest</text:p>
          </table:table-cell>
          <table:table-cell office:value-type="string">
            <text:p>0446634</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31387.8828766716">
            <text:p>31387,8828766716</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Visserij</text:p>
          </table:table-cell>
          <table:table-cell office:value-type="string">
            <text:p>Visserij, diepzeetrawlers</text:p>
          </table:table-cell>
          <table:table-cell office:value-type="string">
            <text:p>0240102</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81.7053556776901">
            <text:p>81,7053556777</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Consumenten</text:p>
          </table:table-cell>
          <table:table-cell office:value-type="string">
            <text:p>Productgebruik Consumenten</text:p>
          </table:table-cell>
          <table:table-cell office:value-type="string">
            <text:p>Houtverbranding Consumenten Buitenshuis</text:p>
          </table:table-cell>
          <table:table-cell office:value-type="string">
            <text:p>0012103</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5376.2627277224">
            <text:p>15376,262727722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Wegverkeer - uitlaatgassen</text:p>
          </table:table-cell>
          <table:table-cell office:value-type="string">
            <text:p>Uitlaatgassen zware bedrijfsvoertuigen excl. autobussen, koude start</text:p>
          </table:table-cell>
          <table:table-cell office:value-type="string">
            <text:p>0103013</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7460.05710386729">
            <text:p>7460,0571038673</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varkens</text:p>
          </table:table-cell>
          <table:table-cell office:value-type="string">
            <text:p>Veestapel, fokvarkens, mest be(ver)werking</text:p>
          </table:table-cell>
          <table:table-cell office:value-type="string">
            <text:p>044141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66533.935569981">
            <text:p>266533,93556998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Overige industrie</text:p>
          </table:table-cell>
          <table:table-cell office:value-type="string">
            <text:p>Voedings- en genotmiddelenindustrie</text:p>
          </table:table-cell>
          <table:table-cell office:value-type="string">
            <text:p>SBI 10-12 (per bedrijf): Voedings- &amp; genotmiddelenindustrie</text:p>
          </table:table-cell>
          <table:table-cell office:value-type="string">
            <text:p>T10020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39743">
            <text:p>39743</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Kunstmest</text:p>
          </table:table-cell>
          <table:table-cell office:value-type="string">
            <text:p>Aanwending van kunstmest</text:p>
          </table:table-cell>
          <table:table-cell office:value-type="string">
            <text:p>04005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8828115.92088234">
            <text:p>8828115,9208823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Overige industrie</text:p>
          </table:table-cell>
          <table:table-cell office:value-type="string">
            <text:p>Voedings- en genotmiddelenindustrie</text:p>
          </table:table-cell>
          <table:table-cell office:value-type="string">
            <text:p>SBI 10.8 (per bedrijf): Overige voedingsmiddelenindustrie (exclusief SBI 10.81 en 10.82)</text:p>
          </table:table-cell>
          <table:table-cell office:value-type="string">
            <text:p>T1056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99261.3">
            <text:p>199261,3</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Overige industrie</text:p>
          </table:table-cell>
          <table:table-cell office:value-type="string">
            <text:p>Textiel- en tapijtindustrie</text:p>
          </table:table-cell>
          <table:table-cell office:value-type="string">
            <text:p>SBI 13.3: Textielveredeling</text:p>
          </table:table-cell>
          <table:table-cell office:value-type="string">
            <text:p>89114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30.53">
            <text:p>30,53</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Wegverkeer - uitlaatgassen</text:p>
          </table:table-cell>
          <table:table-cell office:value-type="string">
            <text:p>Uitlaatgassen motorfietsen, autosnelweg</text:p>
          </table:table-cell>
          <table:table-cell office:value-type="string">
            <text:p>0100902</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191.02677">
            <text:p>2191,02677</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varend op Nederlands grondgebied</text:p>
          </table:table-cell>
          <table:table-cell office:value-type="string">
            <text:p>Varend NL, Containerschepen</text:p>
          </table:table-cell>
          <table:table-cell office:value-type="string">
            <text:p>028003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621.625224177522">
            <text:p>621,6252241775</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Afvalverwijdering</text:p>
          </table:table-cell>
          <table:table-cell office:value-type="string">
            <text:p>Overige processen</text:p>
          </table:table-cell>
          <table:table-cell office:value-type="string">
            <text:p>Veestapel, vleesvarkens, mest vergisting</text:p>
          </table:table-cell>
          <table:table-cell office:value-type="string">
            <text:p>0441402</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62896.393202437">
            <text:p>162896,393202437</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pluimvee</text:p>
          </table:table-cell>
          <table:table-cell office:value-type="string">
            <text:p>Veestapel, vleeskuikens, mest in stallen</text:p>
          </table:table-cell>
          <table:table-cell office:value-type="string">
            <text:p>0446675</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340722.12316524">
            <text:p>2340722,1231652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overige dieren</text:p>
          </table:table-cell>
          <table:table-cell office:value-type="string">
            <text:p>Veestapel, konijnen, mest in opslag</text:p>
          </table:table-cell>
          <table:table-cell office:value-type="string">
            <text:p>0446639</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4583.72948954367">
            <text:p>4583,7294895437</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Wegverkeer - uitlaatgassen</text:p>
          </table:table-cell>
          <table:table-cell office:value-type="string">
            <text:p>Uitlaatgassen motorfietsen, buitenweg</text:p>
          </table:table-cell>
          <table:table-cell office:value-type="string">
            <text:p>0100903</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088.860468">
            <text:p>2088,860468</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Railverkeer</text:p>
          </table:table-cell>
          <table:table-cell office:value-type="string">
            <text:p>Spoorwegen diesel personenvervoer</text:p>
          </table:table-cell>
          <table:table-cell office:value-type="string">
            <text:p>02003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7445.97">
            <text:p>7445,97</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overige dieren</text:p>
          </table:table-cell>
          <table:table-cell office:value-type="string">
            <text:p>Veestapel, geiten, aanwending mest</text:p>
          </table:table-cell>
          <table:table-cell office:value-type="string">
            <text:p>0446619</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786534.43264565">
            <text:p>1786534,43264565</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Chemische Industrie</text:p>
          </table:table-cell>
          <table:table-cell office:value-type="string">
            <text:p>Chemische Industrie basisproducten</text:p>
          </table:table-cell>
          <table:table-cell office:value-type="string">
            <text:p>SBI 20.141 (per bedrijf): Vervaardiging van petrochemische producten</text:p>
          </table:table-cell>
          <table:table-cell office:value-type="string">
            <text:p>T10250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460">
            <text:p>1460</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overige dieren</text:p>
          </table:table-cell>
          <table:table-cell office:value-type="string">
            <text:p>Veestapel, geiten, mest in stallen</text:p>
          </table:table-cell>
          <table:table-cell office:value-type="string">
            <text:p>044662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857608.706038146">
            <text:p>857608,706038146</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Wegverkeer - uitlaatgassen</text:p>
          </table:table-cell>
          <table:table-cell office:value-type="string">
            <text:p>Uitlaatgassen autobussen ov, buitenweg</text:p>
          </table:table-cell>
          <table:table-cell office:value-type="string">
            <text:p>0103009</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601.513522080969">
            <text:p>601,51352208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Wegverkeer - uitlaatgassen</text:p>
          </table:table-cell>
          <table:table-cell office:value-type="string">
            <text:p>Uitlaatgassen personenauto's, bebouwde kom</text:p>
          </table:table-cell>
          <table:table-cell office:value-type="string">
            <text:p>0103002</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458500.695316857">
            <text:p>458500,695316857</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overige dieren</text:p>
          </table:table-cell>
          <table:table-cell office:value-type="string">
            <text:p>Veestapel, schapen, mest in opslag</text:p>
          </table:table-cell>
          <table:table-cell office:value-type="string">
            <text:p>0446666</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2384.5949238047">
            <text:p>12384,5949238047</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Energiegebruik Landbouw</text:p>
          </table:table-cell>
          <table:table-cell office:value-type="string">
            <text:p>Aardgasverbruik landbouw (niet WKK)</text:p>
          </table:table-cell>
          <table:table-cell office:value-type="string">
            <text:p>6800202</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91436.557">
            <text:p>191436,557</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rundvee</text:p>
          </table:table-cell>
          <table:table-cell office:value-type="string">
            <text:p>Veestapel, zoog- en weidekoeien, mest in opslag</text:p>
          </table:table-cell>
          <table:table-cell office:value-type="string">
            <text:p>0446682</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2354.8259174805">
            <text:p>22354,8259174805</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NCP (inclusief ankerliggers)</text:p>
          </table:table-cell>
          <table:table-cell office:value-type="string">
            <text:p>Ankerligger NCP, Roro lading/autoschepen</text:p>
          </table:table-cell>
          <table:table-cell office:value-type="string">
            <text:p>0280005</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2.1526512385084">
            <text:p>12,1526512385</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Consumenten</text:p>
          </table:table-cell>
          <table:table-cell office:value-type="string">
            <text:p>Productgebruik Consumenten</text:p>
          </table:table-cell>
          <table:table-cell office:value-type="string">
            <text:p>Vreugdevuren</text:p>
          </table:table-cell>
          <table:table-cell office:value-type="string">
            <text:p>08014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407.265088483888">
            <text:p>407,2650884839</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overige dieren</text:p>
          </table:table-cell>
          <table:table-cell office:value-type="string">
            <text:p>Veestapel, (muil-)ezels, mest in opslag</text:p>
          </table:table-cell>
          <table:table-cell office:value-type="string">
            <text:p>0446603</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304.803545207291">
            <text:p>304,8035452073</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stilliggend</text:p>
          </table:table-cell>
          <table:table-cell office:value-type="string">
            <text:p>Stilliggend NL, Koelschepen</text:p>
          </table:table-cell>
          <table:table-cell office:value-type="string">
            <text:p>0280024</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71.2991341732674">
            <text:p>71,2991341733</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rundvee</text:p>
          </table:table-cell>
          <table:table-cell office:value-type="string">
            <text:p>Veestapel, melkkoeien, mest in stallen</text:p>
          </table:table-cell>
          <table:table-cell office:value-type="string">
            <text:p>0446649</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0639326.6212224">
            <text:p>20639326,621222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pluimvee</text:p>
          </table:table-cell>
          <table:table-cell office:value-type="string">
            <text:p>Veestapel, vleeskuikens, mest be(ver)werking</text:p>
          </table:table-cell>
          <table:table-cell office:value-type="string">
            <text:p>044141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9597.11078571429">
            <text:p>9597,1107857143</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overige dieren</text:p>
          </table:table-cell>
          <table:table-cell office:value-type="string">
            <text:p>Veestapel, konijnen, mest in stallen</text:p>
          </table:table-cell>
          <table:table-cell office:value-type="string">
            <text:p>044664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96063.7426656739">
            <text:p>96063,7426656739</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Overige industrie</text:p>
          </table:table-cell>
          <table:table-cell office:value-type="string">
            <text:p>Voedings- en genotmiddelenindustrie</text:p>
          </table:table-cell>
          <table:table-cell office:value-type="string">
            <text:p>SBI 11.07 (per bedrijf): Vervaardiging van dranken</text:p>
          </table:table-cell>
          <table:table-cell office:value-type="string">
            <text:p>T1057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500">
            <text:p>2500</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Wegverkeer - uitlaatgassen</text:p>
          </table:table-cell>
          <table:table-cell office:value-type="string">
            <text:p>Koelaggregaten zware bedrijfsvoertuigen excl. autobussen, buitenweg</text:p>
          </table:table-cell>
          <table:table-cell office:value-type="string">
            <text:p>0150502</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41.333210529607">
            <text:p>141,3332105296</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NCP (inclusief ankerliggers)</text:p>
          </table:table-cell>
          <table:table-cell office:value-type="string">
            <text:p>Ankerligger NCP, Conventioneel stukgoed</text:p>
          </table:table-cell>
          <table:table-cell office:value-type="string">
            <text:p>0280004</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7.926481082629">
            <text:p>27,9264810826</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Raffinaderijen</text:p>
          </table:table-cell>
          <table:table-cell office:value-type="string">
            <text:p>Raffinage en verwerking</text:p>
          </table:table-cell>
          <table:table-cell office:value-type="string">
            <text:p>SBI 19.201 (per bedrijf): Aardolieraffinage</text:p>
          </table:table-cell>
          <table:table-cell office:value-type="string">
            <text:p>T10220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2472">
            <text:p>12472</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Overige industrie</text:p>
          </table:table-cell>
          <table:table-cell office:value-type="string">
            <text:p>Basismetaal</text:p>
          </table:table-cell>
          <table:table-cell office:value-type="string">
            <text:p>SBI 24 (per bedrijf): Vervaardiging van metalen in primaire vorm</text:p>
          </table:table-cell>
          <table:table-cell office:value-type="string">
            <text:p>T10090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2759.17956312">
            <text:p>12759,17956312</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pluimvee</text:p>
          </table:table-cell>
          <table:table-cell office:value-type="string">
            <text:p>Veestapel, kalkoenen, mest in opslag</text:p>
          </table:table-cell>
          <table:table-cell office:value-type="string">
            <text:p>0446635</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6802.59949105702">
            <text:p>6802,599491057</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Particuliere landbouwactiviteiten</text:p>
          </table:table-cell>
          <table:table-cell office:value-type="string">
            <text:p>Particulieren, schapen, aanwending mest</text:p>
          </table:table-cell>
          <table:table-cell office:value-type="string">
            <text:p>0446716</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9817.04047792329">
            <text:p>9817,0404779233</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Particuliere landbouwactiviteiten</text:p>
          </table:table-cell>
          <table:table-cell office:value-type="string">
            <text:p>Particulieren, schapen, weidemest</text:p>
          </table:table-cell>
          <table:table-cell office:value-type="string">
            <text:p>0446724</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4105.8382057143">
            <text:p>14105,8382057143</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NCP (inclusief ankerliggers)</text:p>
          </table:table-cell>
          <table:table-cell office:value-type="string">
            <text:p>Ankerligger NCP, Olietankers</text:p>
          </table:table-cell>
          <table:table-cell office:value-type="string">
            <text:p>02800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93.1781635837185">
            <text:p>93,1781635837</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Binnenscheepvaart</text:p>
          </table:table-cell>
          <table:table-cell office:value-type="string">
            <text:p>Binnenvaart internationaal duwvaart</text:p>
          </table:table-cell>
          <table:table-cell office:value-type="string">
            <text:p>023000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496.383354105071">
            <text:p>496,383354105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overige dieren</text:p>
          </table:table-cell>
          <table:table-cell office:value-type="string">
            <text:p>Veestapel, paarden en pony's, mest in stallen</text:p>
          </table:table-cell>
          <table:table-cell office:value-type="string">
            <text:p>0446656</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457326.936323905">
            <text:p>457326,936323905</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Wegverkeer - uitlaatgassen</text:p>
          </table:table-cell>
          <table:table-cell office:value-type="string">
            <text:p>Uitlaatgassen autobussen touringcars, bebouwde kom</text:p>
          </table:table-cell>
          <table:table-cell office:value-type="string">
            <text:p>010301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79.167623188546">
            <text:p>79,1676231885</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Wegverkeer - uitlaatgassen</text:p>
          </table:table-cell>
          <table:table-cell office:value-type="string">
            <text:p>Uitlaatgassen brommobielen, bebouwde kom</text:p>
          </table:table-cell>
          <table:table-cell office:value-type="string">
            <text:p>010200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59.464831">
            <text:p>59,46483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rundvee</text:p>
          </table:table-cell>
          <table:table-cell office:value-type="string">
            <text:p>Veestapel, jongvee mesterij, mest in stallen</text:p>
          </table:table-cell>
          <table:table-cell office:value-type="string">
            <text:p>044663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696883.376193169">
            <text:p>696883,376193169</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pluimvee</text:p>
          </table:table-cell>
          <table:table-cell office:value-type="string">
            <text:p>Veestapel, leghennen, aanwending mest</text:p>
          </table:table-cell>
          <table:table-cell office:value-type="string">
            <text:p>0446643</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329815.94655816">
            <text:p>1329815,94655816</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overige dieren</text:p>
          </table:table-cell>
          <table:table-cell office:value-type="string">
            <text:p>Veestapel, paarden en pony's, mest in opslag</text:p>
          </table:table-cell>
          <table:table-cell office:value-type="string">
            <text:p>0446655</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68717.1947379448">
            <text:p>68717,1947379448</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Wegverkeer - uitlaatgassen</text:p>
          </table:table-cell>
          <table:table-cell office:value-type="string">
            <text:p>Uitlaatgassen autobussen touringcars, autosnelweg</text:p>
          </table:table-cell>
          <table:table-cell office:value-type="string">
            <text:p>010301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37.502869565638">
            <text:p>237,5028695656</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Binnenscheepvaart</text:p>
          </table:table-cell>
          <table:table-cell office:value-type="string">
            <text:p>Binnenvaart nationaal duwvaart</text:p>
          </table:table-cell>
          <table:table-cell office:value-type="string">
            <text:p>0230003</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58.245375331257">
            <text:p>258,2453753313</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rundvee</text:p>
          </table:table-cell>
          <table:table-cell office:value-type="string">
            <text:p>Veestapel, melkkoeien, mest in opslag</text:p>
          </table:table-cell>
          <table:table-cell office:value-type="string">
            <text:p>0446648</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483638.316393238">
            <text:p>483638,316393238</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Handel, Diensten en Overheid (HDO)</text:p>
          </table:table-cell>
          <table:table-cell office:value-type="string">
            <text:p>Energiegebruik en processen Handel, Diensten en Overheid (HDO)</text:p>
          </table:table-cell>
          <table:table-cell office:value-type="string">
            <text:p>Handel, diensten, overheid</text:p>
          </table:table-cell>
          <table:table-cell office:value-type="string">
            <text:p>00205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48034.288">
            <text:p>48034,288</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Overige industrie</text:p>
          </table:table-cell>
          <table:table-cell office:value-type="string">
            <text:p>Basismetaal</text:p>
          </table:table-cell>
          <table:table-cell office:value-type="string">
            <text:p>SBI 24.45 (per bedrijf) Vervaardiging van overige non-ferrometalen, zink</text:p>
          </table:table-cell>
          <table:table-cell office:value-type="string">
            <text:p>T104706</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790">
            <text:p>1790</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rundvee</text:p>
          </table:table-cell>
          <table:table-cell office:value-type="string">
            <text:p>Veestapel, jongvee fokkerij, mest in stallen</text:p>
          </table:table-cell>
          <table:table-cell office:value-type="string">
            <text:p>0446626</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4163442.11554831">
            <text:p>4163442,1155483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Wegverkeer - uitlaatgassen</text:p>
          </table:table-cell>
          <table:table-cell office:value-type="string">
            <text:p>Uitlaatgassen bromfietsen, buitenweg</text:p>
          </table:table-cell>
          <table:table-cell office:value-type="string">
            <text:p>0101003</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324.824604">
            <text:p>324,82460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Chemische Industrie</text:p>
          </table:table-cell>
          <table:table-cell office:value-type="string">
            <text:p>Chemische Industrie basisproducten</text:p>
          </table:table-cell>
          <table:table-cell office:value-type="string">
            <text:p>SBI 20.13 (per bedrijf): Basischemie anorganisch</text:p>
          </table:table-cell>
          <table:table-cell office:value-type="string">
            <text:p>T1025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5861">
            <text:p>586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Overige industrie</text:p>
          </table:table-cell>
          <table:table-cell office:value-type="string">
            <text:p>Basismetaal</text:p>
          </table:table-cell>
          <table:table-cell office:value-type="string">
            <text:p>SBI 24.5: Gieten van metalen</text:p>
          </table:table-cell>
          <table:table-cell office:value-type="string">
            <text:p>89149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824.98954571891">
            <text:p>1824,9895457189</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varend op Nederlands grondgebied</text:p>
          </table:table-cell>
          <table:table-cell office:value-type="string">
            <text:p>Varend NL, Conventioneel stukgoed</text:p>
          </table:table-cell>
          <table:table-cell office:value-type="string">
            <text:p>028003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66.11412867752">
            <text:p>166,1141286775</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overige dieren</text:p>
          </table:table-cell>
          <table:table-cell office:value-type="string">
            <text:p>Veestapel, (muil-)ezels, mest in stallen</text:p>
          </table:table-cell>
          <table:table-cell office:value-type="string">
            <text:p>0446604</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3005.62318810249">
            <text:p>3005,6231881025</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Overige industrie</text:p>
          </table:table-cell>
          <table:table-cell office:value-type="string">
            <text:p>Houtbewerkende industrie</text:p>
          </table:table-cell>
          <table:table-cell office:value-type="string">
            <text:p>SBI 16: Houtindustrie en vervaardiging van artikelen van hout, kurk, riet en vlechtwerk (geen meubels)</text:p>
          </table:table-cell>
          <table:table-cell office:value-type="string">
            <text:p>891210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445.722">
            <text:p>445,722</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Chemische Industrie</text:p>
          </table:table-cell>
          <table:table-cell office:value-type="string">
            <text:p>Chemische Industrie basisproducten</text:p>
          </table:table-cell>
          <table:table-cell office:value-type="string">
            <text:p>SBI 20.149: Basischemie organisch (geen petrochemische producten)</text:p>
          </table:table-cell>
          <table:table-cell office:value-type="string">
            <text:p>89129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4107.41">
            <text:p>4107,4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Chemische Industrie</text:p>
          </table:table-cell>
          <table:table-cell office:value-type="string">
            <text:p>Chemische Industrie overig</text:p>
          </table:table-cell>
          <table:table-cell office:value-type="string">
            <text:p>SBI 20.59 (per bedrijf): Vervaardiging van overige chemische producten n.e.g.</text:p>
          </table:table-cell>
          <table:table-cell office:value-type="string">
            <text:p>T1036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481">
            <text:p>48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Overige industrie</text:p>
          </table:table-cell>
          <table:table-cell office:value-type="string">
            <text:p>Voedings- en genotmiddelenindustrie</text:p>
          </table:table-cell>
          <table:table-cell office:value-type="string">
            <text:p>SBI 10.3 (per bedrijf): Groente- en fruitverwerking</text:p>
          </table:table-cell>
          <table:table-cell office:value-type="string">
            <text:p>T1051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434">
            <text:p>43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Particuliere landbouwactiviteiten</text:p>
          </table:table-cell>
          <table:table-cell office:value-type="string">
            <text:p>Particulieren, (muil-)ezels, mest in stallen</text:p>
          </table:table-cell>
          <table:table-cell office:value-type="string">
            <text:p>0446704</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921.949584665145">
            <text:p>921,949584665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Overige industrie</text:p>
          </table:table-cell>
          <table:table-cell office:value-type="string">
            <text:p>Papier(waren)</text:p>
          </table:table-cell>
          <table:table-cell office:value-type="string">
            <text:p>SBI 17 (per bedrijf): Vervaardiging van papier, karton en papier- en kartonwaren</text:p>
          </table:table-cell>
          <table:table-cell office:value-type="string">
            <text:p>T1006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715.6">
            <text:p>1715,6</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Chemische Industrie</text:p>
          </table:table-cell>
          <table:table-cell office:value-type="string">
            <text:p>Chemische Industrie kunstmeststoffen</text:p>
          </table:table-cell>
          <table:table-cell office:value-type="string">
            <text:p>SBI 20.15 (per bedrijf): Vervaardiging van kunstmeststoffen en stikstofverbindingen</text:p>
          </table:table-cell>
          <table:table-cell office:value-type="string">
            <text:p>T1027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97422">
            <text:p>197422</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varend op Nederlands grondgebied</text:p>
          </table:table-cell>
          <table:table-cell office:value-type="string">
            <text:p>Varend NL, Olietankers</text:p>
          </table:table-cell>
          <table:table-cell office:value-type="string">
            <text:p>0280027</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62.1710439684044">
            <text:p>62,171043968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varend op Nederlands grondgebied</text:p>
          </table:table-cell>
          <table:table-cell office:value-type="string">
            <text:p>Varend NL, Passagierschepen</text:p>
          </table:table-cell>
          <table:table-cell office:value-type="string">
            <text:p>0280034</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37.56652499181">
            <text:p>37,5665249918</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overige dieren</text:p>
          </table:table-cell>
          <table:table-cell office:value-type="string">
            <text:p>Veestapel, schapen, aanwending mest</text:p>
          </table:table-cell>
          <table:table-cell office:value-type="string">
            <text:p>0446664</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30816.044117881">
            <text:p>130816,04411788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stilliggend</text:p>
          </table:table-cell>
          <table:table-cell office:value-type="string">
            <text:p>Stilliggend NL, Passagierschepen</text:p>
          </table:table-cell>
          <table:table-cell office:value-type="string">
            <text:p>0280025</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23.504718884392">
            <text:p>223,504718884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Consumenten</text:p>
          </table:table-cell>
          <table:table-cell office:value-type="string">
            <text:p>Productgebruik Consumenten</text:p>
          </table:table-cell>
          <table:table-cell office:value-type="string">
            <text:p>Vuurhaarden consumenten, sfeerverwarming woning</text:p>
          </table:table-cell>
          <table:table-cell office:value-type="string">
            <text:p>T0122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28417.505118">
            <text:p>128417,505118</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NCP (inclusief ankerliggers)</text:p>
          </table:table-cell>
          <table:table-cell office:value-type="string">
            <text:p>Ankerligger NCP, Overige schepen</text:p>
          </table:table-cell>
          <table:table-cell office:value-type="string">
            <text:p>0280008</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48.519890449391">
            <text:p>148,519890449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rundvee</text:p>
          </table:table-cell>
          <table:table-cell office:value-type="string">
            <text:p>Veestapel, jongvee fokkerij, weidemest</text:p>
          </table:table-cell>
          <table:table-cell office:value-type="string">
            <text:p>0446628</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58990.639243952">
            <text:p>258990,639243952</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Wegverkeer - uitlaatgassen</text:p>
          </table:table-cell>
          <table:table-cell office:value-type="string">
            <text:p>Uitlaatgassen autobussen ov, autosnelweg</text:p>
          </table:table-cell>
          <table:table-cell office:value-type="string">
            <text:p>0103007</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53.8668826653457">
            <text:p>53,8668826653</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Productgebruik Landbouw</text:p>
          </table:table-cell>
          <table:table-cell office:value-type="string">
            <text:p>Gebruik zuiveringsslib</text:p>
          </table:table-cell>
          <table:table-cell office:value-type="string">
            <text:p>05068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6574.2316190476">
            <text:p>26574,2316190476</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pluimvee</text:p>
          </table:table-cell>
          <table:table-cell office:value-type="string">
            <text:p>Veestapel, eenden, aanwending mest</text:p>
          </table:table-cell>
          <table:table-cell office:value-type="string">
            <text:p>0446608</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77916.0972808291">
            <text:p>77916,097280829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overige dieren</text:p>
          </table:table-cell>
          <table:table-cell office:value-type="string">
            <text:p>Veestapel, paarden en pony's, weidemest</text:p>
          </table:table-cell>
          <table:table-cell office:value-type="string">
            <text:p>0446658</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98118.9041756051">
            <text:p>98118,904175605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Wegverkeer - uitlaatgassen</text:p>
          </table:table-cell>
          <table:table-cell office:value-type="string">
            <text:p>Uitlaatgassen brommobielen, buitenweg</text:p>
          </table:table-cell>
          <table:table-cell office:value-type="string">
            <text:p>0102003</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9.82161">
            <text:p>19,8216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pluimvee</text:p>
          </table:table-cell>
          <table:table-cell office:value-type="string">
            <text:p>Veestapel, kalkoenen, mest be(ver)werking</text:p>
          </table:table-cell>
          <table:table-cell office:value-type="string">
            <text:p>0441413</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370.118839285714">
            <text:p>370,1188392857</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Mobiele werktuigen</text:p>
          </table:table-cell>
          <table:table-cell office:value-type="string">
            <text:p>Mobiele werktuigen HDO</text:p>
          </table:table-cell>
          <table:table-cell office:value-type="string">
            <text:p>0401105</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4926.52128209312">
            <text:p>4926,521282093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Consumenten</text:p>
          </table:table-cell>
          <table:table-cell office:value-type="string">
            <text:p>Huishoudelijke processen</text:p>
          </table:table-cell>
          <table:table-cell office:value-type="string">
            <text:p>Huisdieren mest</text:p>
          </table:table-cell>
          <table:table-cell office:value-type="string">
            <text:p>08020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595115.66901134">
            <text:p>1595115,6690113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overige dieren</text:p>
          </table:table-cell>
          <table:table-cell office:value-type="string">
            <text:p>Veestapel, paarden en pony's, aanwending mest</text:p>
          </table:table-cell>
          <table:table-cell office:value-type="string">
            <text:p>0446653</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547863.446962611">
            <text:p>547863,44696261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rundvee</text:p>
          </table:table-cell>
          <table:table-cell office:value-type="string">
            <text:p>Veestapel, vleeskalveren, mest be(ver)werking</text:p>
          </table:table-cell>
          <table:table-cell office:value-type="string">
            <text:p>0441407</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46216.9565">
            <text:p>46216,9565</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Particuliere landbouwactiviteiten</text:p>
          </table:table-cell>
          <table:table-cell office:value-type="string">
            <text:p>Particulieren, paarden en pony's, weidemest</text:p>
          </table:table-cell>
          <table:table-cell office:value-type="string">
            <text:p>0446715</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332661.70554">
            <text:p>332661,7055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Overige industrie</text:p>
          </table:table-cell>
          <table:table-cell office:value-type="string">
            <text:p>Voedings- en genotmiddelenindustrie</text:p>
          </table:table-cell>
          <table:table-cell office:value-type="string">
            <text:p>SBI 10-12: Voedings- &amp; genotmiddelenindustrie</text:p>
          </table:table-cell>
          <table:table-cell office:value-type="string">
            <text:p>89002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00000">
            <text:p>200000</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Particuliere landbouwactiviteiten</text:p>
          </table:table-cell>
          <table:table-cell office:value-type="string">
            <text:p>Particulieren, schapen, mest in stallen</text:p>
          </table:table-cell>
          <table:table-cell office:value-type="string">
            <text:p>0446719</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6521.57507028019">
            <text:p>6521,5750702802</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rundvee</text:p>
          </table:table-cell>
          <table:table-cell office:value-type="string">
            <text:p>Veestapel, melkkoeien, weidemest</text:p>
          </table:table-cell>
          <table:table-cell office:value-type="string">
            <text:p>044665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656996.730098366">
            <text:p>656996,730098366</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Luchtvaart</text:p>
          </table:table-cell>
          <table:table-cell office:value-type="string">
            <text:p>Vliegverkeer, GSE</text:p>
          </table:table-cell>
          <table:table-cell office:value-type="string">
            <text:p>0930007</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78.8816848004263">
            <text:p>78,881684800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Productgebruik Landbouw</text:p>
          </table:table-cell>
          <table:table-cell office:value-type="string">
            <text:p>Gebruik compost, landbouw</text:p>
          </table:table-cell>
          <table:table-cell office:value-type="string">
            <text:p>040061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477719.482242857">
            <text:p>477719,482242857</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Wegverkeer - uitlaatgassen</text:p>
          </table:table-cell>
          <table:table-cell office:value-type="string">
            <text:p>Uitlaatgassen lichte bedrijfsvoertuigen, buitenweg</text:p>
          </table:table-cell>
          <table:table-cell office:value-type="string">
            <text:p>0103006</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48892.2397120635">
            <text:p>48892,2397120635</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Overige industrie</text:p>
          </table:table-cell>
          <table:table-cell office:value-type="string">
            <text:p>Papier(waren)</text:p>
          </table:table-cell>
          <table:table-cell office:value-type="string">
            <text:p>SBI 17.1: Vervaardiging van papierpulp, papier en karton</text:p>
          </table:table-cell>
          <table:table-cell office:value-type="string">
            <text:p>89122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97.99">
            <text:p>197,99</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Consumenten</text:p>
          </table:table-cell>
          <table:table-cell office:value-type="string">
            <text:p>Productgebruik Consumenten</text:p>
          </table:table-cell>
          <table:table-cell office:value-type="string">
            <text:p>Roken van sigaretten</text:p>
          </table:table-cell>
          <table:table-cell office:value-type="string">
            <text:p>0801002</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55705.8899">
            <text:p>55705,8899</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Bouw</text:p>
          </table:table-cell>
          <table:table-cell office:value-type="string">
            <text:p>Overig bouw</text:p>
          </table:table-cell>
          <table:table-cell office:value-type="string">
            <text:p>SBI 41-43: Bouwnijverheid</text:p>
          </table:table-cell>
          <table:table-cell office:value-type="string">
            <text:p>002040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6399.964">
            <text:p>6399,96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rundvee</text:p>
          </table:table-cell>
          <table:table-cell office:value-type="string">
            <text:p>Veestapel, zoog- en weidekoeien, aanwending mest</text:p>
          </table:table-cell>
          <table:table-cell office:value-type="string">
            <text:p>044668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91689.902347975">
            <text:p>291689,902347975</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Overige industrie</text:p>
          </table:table-cell>
          <table:table-cell office:value-type="string">
            <text:p>Industrie overig</text:p>
          </table:table-cell>
          <table:table-cell office:value-type="string">
            <text:p>SBI 31/32: Vervaardiging van meubels en overige goederen</text:p>
          </table:table-cell>
          <table:table-cell office:value-type="string">
            <text:p>89080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81.2256">
            <text:p>81,2256</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Processen - bodem en gewas</text:p>
          </table:table-cell>
          <table:table-cell office:value-type="string">
            <text:p>Emissies t.g.v. afrijpende gewassen</text:p>
          </table:table-cell>
          <table:table-cell office:value-type="string">
            <text:p>040021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821428.57142857">
            <text:p>1821428,57142857</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varend op Nederlands grondgebied</text:p>
          </table:table-cell>
          <table:table-cell office:value-type="string">
            <text:p>Varend NL, Koelschepen</text:p>
          </table:table-cell>
          <table:table-cell office:value-type="string">
            <text:p>0280033</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2.7147289440463">
            <text:p>12,71472894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pluimvee</text:p>
          </table:table-cell>
          <table:table-cell office:value-type="string">
            <text:p>Veestapel, kalkoenen, mest in stallen</text:p>
          </table:table-cell>
          <table:table-cell office:value-type="string">
            <text:p>0446636</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302697.840426768">
            <text:p>302697,840426768</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Chemische Industrie</text:p>
          </table:table-cell>
          <table:table-cell office:value-type="string">
            <text:p>Chemische Industrie basisproducten</text:p>
          </table:table-cell>
          <table:table-cell office:value-type="string">
            <text:p>SBI 20.13: Basischemie anorganisch</text:p>
          </table:table-cell>
          <table:table-cell office:value-type="string">
            <text:p>89130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9743.26">
            <text:p>29743,26</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Overige industrie</text:p>
          </table:table-cell>
          <table:table-cell office:value-type="string">
            <text:p>Textiel- en tapijtindustrie</text:p>
          </table:table-cell>
          <table:table-cell office:value-type="string">
            <text:p>SBI 13.93: Vervaardiging van vloerkleden en tapijt</text:p>
          </table:table-cell>
          <table:table-cell office:value-type="string">
            <text:p>89115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6559.08">
            <text:p>6559,08</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Visserij</text:p>
          </table:table-cell>
          <table:table-cell office:value-type="string">
            <text:p>Visserij, buitenlandse viskotters</text:p>
          </table:table-cell>
          <table:table-cell office:value-type="string">
            <text:p>024010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54.5192405740637">
            <text:p>54,519240574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Afvalverwijdering</text:p>
          </table:table-cell>
          <table:table-cell office:value-type="string">
            <text:p>Overige processen</text:p>
          </table:table-cell>
          <table:table-cell office:value-type="string">
            <text:p>GFT-afval vergisting</text:p>
          </table:table-cell>
          <table:table-cell office:value-type="string">
            <text:p>E400313</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970.4240874">
            <text:p>970,424087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varkens</text:p>
          </table:table-cell>
          <table:table-cell office:value-type="string">
            <text:p>Veestapel, vleesvarkens, aanwending mest</text:p>
          </table:table-cell>
          <table:table-cell office:value-type="string">
            <text:p>0446677</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737576.91776038">
            <text:p>2737576,91776038</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varend op Nederlands grondgebied</text:p>
          </table:table-cell>
          <table:table-cell office:value-type="string">
            <text:p>Varend NL, Bulkcarrier</text:p>
          </table:table-cell>
          <table:table-cell office:value-type="string">
            <text:p>0280029</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07.970821612528">
            <text:p>107,9708216125</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NCP (inclusief ankerliggers)</text:p>
          </table:table-cell>
          <table:table-cell office:value-type="string">
            <text:p>Varend NCP, Roro lading/autoschepen</text:p>
          </table:table-cell>
          <table:table-cell office:value-type="string">
            <text:p>0280014</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643.86654529021">
            <text:p>1643,8665452902</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Afvalverwijdering</text:p>
          </table:table-cell>
          <table:table-cell office:value-type="string">
            <text:p>Overige processen</text:p>
          </table:table-cell>
          <table:table-cell office:value-type="string">
            <text:p>Veestapel, melkkoeien, mest vergisting</text:p>
          </table:table-cell>
          <table:table-cell office:value-type="string">
            <text:p>04414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56309.4598313727">
            <text:p>56309,4598313727</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varkens</text:p>
          </table:table-cell>
          <table:table-cell office:value-type="string">
            <text:p>Veestapel, vleesvarkens, mest in stallen</text:p>
          </table:table-cell>
          <table:table-cell office:value-type="string">
            <text:p>0446679</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8532601.24765266">
            <text:p>8532601,24765266</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NCP (inclusief ankerliggers)</text:p>
          </table:table-cell>
          <table:table-cell office:value-type="string">
            <text:p>Varend NCP, Bulkcarrier</text:p>
          </table:table-cell>
          <table:table-cell office:value-type="string">
            <text:p>028001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994.601236341821">
            <text:p>994,6012363418</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Chemische Industrie</text:p>
          </table:table-cell>
          <table:table-cell office:value-type="string">
            <text:p>Chemische Industrie basisproducten</text:p>
          </table:table-cell>
          <table:table-cell office:value-type="string">
            <text:p>SBI 20.1 (per bedrijf): Vervaardiging van chemische basisproducten</text:p>
          </table:table-cell>
          <table:table-cell office:value-type="string">
            <text:p>T1011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9184.2">
            <text:p>9184,2</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varend op Nederlands grondgebied</text:p>
          </table:table-cell>
          <table:table-cell office:value-type="string">
            <text:p>Varend NL, Chemie/Gastankers</text:p>
          </table:table-cell>
          <table:table-cell office:value-type="string">
            <text:p>0280028</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355.493127704121">
            <text:p>355,493127704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stilliggend</text:p>
          </table:table-cell>
          <table:table-cell office:value-type="string">
            <text:p>Stilliggend NL, Overige schepen</text:p>
          </table:table-cell>
          <table:table-cell office:value-type="string">
            <text:p>0280026</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941.791331017778">
            <text:p>941,7913310178</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Binnenscheepvaart</text:p>
          </table:table-cell>
          <table:table-cell office:value-type="string">
            <text:p>Binnenvaart internationaal</text:p>
          </table:table-cell>
          <table:table-cell office:value-type="string">
            <text:p>02300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420.74857271717">
            <text:p>2420,7485727172</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stilliggend</text:p>
          </table:table-cell>
          <table:table-cell office:value-type="string">
            <text:p>Stilliggend NL, Containerschepen</text:p>
          </table:table-cell>
          <table:table-cell office:value-type="string">
            <text:p>028002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734.450919084236">
            <text:p>734,4509190842</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Overige industrie</text:p>
          </table:table-cell>
          <table:table-cell office:value-type="string">
            <text:p>Voedings- en genotmiddelenindustrie</text:p>
          </table:table-cell>
          <table:table-cell office:value-type="string">
            <text:p>SBI 10.9 (per bedrijf): Diervoederindustrie</text:p>
          </table:table-cell>
          <table:table-cell office:value-type="string">
            <text:p>T1055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4702">
            <text:p>4702</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Energiesector</text:p>
          </table:table-cell>
          <table:table-cell office:value-type="string">
            <text:p>Opwekking electriciteit</text:p>
          </table:table-cell>
          <table:table-cell office:value-type="string">
            <text:p>SBI 35: Productie en distributie van elektriciteit en gas</text:p>
          </table:table-cell>
          <table:table-cell office:value-type="string">
            <text:p>89204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4712.1">
            <text:p>4712,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Particuliere landbouwactiviteiten</text:p>
          </table:table-cell>
          <table:table-cell office:value-type="string">
            <text:p>Particulieren, (muil-)ezels, aanwending mest</text:p>
          </table:table-cell>
          <table:table-cell office:value-type="string">
            <text:p>044670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883.203642529918">
            <text:p>883,2036425299</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Particuliere landbouwactiviteiten</text:p>
          </table:table-cell>
          <table:table-cell office:value-type="string">
            <text:p>Particulieren, paarden en pony's, mest in stallen</text:p>
          </table:table-cell>
          <table:table-cell office:value-type="string">
            <text:p>0446713</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480691.12036272">
            <text:p>1480691,12036272</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Mobiele werktuigen</text:p>
          </table:table-cell>
          <table:table-cell office:value-type="string">
            <text:p>Mobiele werktuigen industrie</text:p>
          </table:table-cell>
          <table:table-cell office:value-type="string">
            <text:p>0401103</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4901.65333930585">
            <text:p>4901,6533393059</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Binnenscheepvaart</text:p>
          </table:table-cell>
          <table:table-cell office:value-type="string">
            <text:p>Binnenvaart passagiers- en veerboten</text:p>
          </table:table-cell>
          <table:table-cell office:value-type="string">
            <text:p>0230005</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347.76">
            <text:p>347,76</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Overige industrie</text:p>
          </table:table-cell>
          <table:table-cell office:value-type="string">
            <text:p>Basismetaal</text:p>
          </table:table-cell>
          <table:table-cell office:value-type="string">
            <text:p>SBI 24.5 (per bedrijf): Gieten van metalen</text:p>
          </table:table-cell>
          <table:table-cell office:value-type="string">
            <text:p>T10490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587.144">
            <text:p>587,14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NCP (inclusief ankerliggers)</text:p>
          </table:table-cell>
          <table:table-cell office:value-type="string">
            <text:p>Varend NCP, Olietankers</text:p>
          </table:table-cell>
          <table:table-cell office:value-type="string">
            <text:p>0280009</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852.642548849862">
            <text:p>852,6425488499</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Wegverkeer - uitlaatgassen</text:p>
          </table:table-cell>
          <table:table-cell office:value-type="string">
            <text:p>Uitlaatgassen zware bedrijfsvoertuigen excl. autobussen, autosnelweg</text:p>
          </table:table-cell>
          <table:table-cell office:value-type="string">
            <text:p>0100702</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395848.630954751">
            <text:p>395848,63095475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Particuliere landbouwactiviteiten</text:p>
          </table:table-cell>
          <table:table-cell office:value-type="string">
            <text:p>Particulieren, paarden en pony's, aanwending mest</text:p>
          </table:table-cell>
          <table:table-cell office:value-type="string">
            <text:p>044671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155827.61184543">
            <text:p>2155827,61184543</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NCP (inclusief ankerliggers)</text:p>
          </table:table-cell>
          <table:table-cell office:value-type="string">
            <text:p>Varend NCP, Koelschepen</text:p>
          </table:table-cell>
          <table:table-cell office:value-type="string">
            <text:p>0280015</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73.4045297702476">
            <text:p>73,4045297702</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NCP (inclusief ankerliggers)</text:p>
          </table:table-cell>
          <table:table-cell office:value-type="string">
            <text:p>Ankerligger NCP, Bulkcarrier</text:p>
          </table:table-cell>
          <table:table-cell office:value-type="string">
            <text:p>0280002</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53.784508186263">
            <text:p>153,7845081863</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Wegverkeer - uitlaatgassen</text:p>
          </table:table-cell>
          <table:table-cell office:value-type="string">
            <text:p>Uitlaatgassen autobussen ov, bebouwde kom</text:p>
          </table:table-cell>
          <table:table-cell office:value-type="string">
            <text:p>0103008</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375.40106706641">
            <text:p>1375,401067066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rundvee</text:p>
          </table:table-cell>
          <table:table-cell office:value-type="string">
            <text:p>Veestapel, zoog- en weidekoeien, mest in stallen</text:p>
          </table:table-cell>
          <table:table-cell office:value-type="string">
            <text:p>0446683</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78134.072757472">
            <text:p>178134,072757472</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Mobiele werktuigen</text:p>
          </table:table-cell>
          <table:table-cell office:value-type="string">
            <text:p>Mobiele werktuigen consumenten</text:p>
          </table:table-cell>
          <table:table-cell office:value-type="string">
            <text:p>0401104</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79.2001675181654">
            <text:p>79,2001675182</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Afvalverwijdering</text:p>
          </table:table-cell>
          <table:table-cell office:value-type="string">
            <text:p>Overige processen</text:p>
          </table:table-cell>
          <table:table-cell office:value-type="string">
            <text:p>Groenafval vergisting</text:p>
          </table:table-cell>
          <table:table-cell office:value-type="string">
            <text:p>E400315</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68.2070126">
            <text:p>168,2070126</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Wegverkeer - uitlaatgassen</text:p>
          </table:table-cell>
          <table:table-cell office:value-type="string">
            <text:p>Uitlaatgassen zware bedrijfsvoertuigen excl. autobussen, bebouwde kom</text:p>
          </table:table-cell>
          <table:table-cell office:value-type="string">
            <text:p>010070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63315.688073588">
            <text:p>63315,688073588</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NCP (inclusief ankerliggers)</text:p>
          </table:table-cell>
          <table:table-cell office:value-type="string">
            <text:p>Ankerligger NCP, Chemie/Gastankers</text:p>
          </table:table-cell>
          <table:table-cell office:value-type="string">
            <text:p>028000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315.983260775439">
            <text:p>315,983260775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Particuliere landbouwactiviteiten</text:p>
          </table:table-cell>
          <table:table-cell office:value-type="string">
            <text:p>Aanwending van dierlijke mest op natuurterreinen en bij particulieren</text:p>
          </table:table-cell>
          <table:table-cell office:value-type="string">
            <text:p>040053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546874.94279936">
            <text:p>1546874,94279936</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rundvee</text:p>
          </table:table-cell>
          <table:table-cell office:value-type="string">
            <text:p>Veestapel, jongvee mesterij, mest in opslag</text:p>
          </table:table-cell>
          <table:table-cell office:value-type="string">
            <text:p>044663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95340.3197976028">
            <text:p>95340,3197976028</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Chemische Industrie</text:p>
          </table:table-cell>
          <table:table-cell office:value-type="string">
            <text:p>Chemische Industrie bestrijdingsmiddelen</text:p>
          </table:table-cell>
          <table:table-cell office:value-type="string">
            <text:p>SBI 20.2: Chemische bestrijdingsmiddelenindustrie</text:p>
          </table:table-cell>
          <table:table-cell office:value-type="string">
            <text:p>89131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437.29">
            <text:p>437,29</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NCP (inclusief ankerliggers)</text:p>
          </table:table-cell>
          <table:table-cell office:value-type="string">
            <text:p>Ankerligger NCP, Passagierschepen</text:p>
          </table:table-cell>
          <table:table-cell office:value-type="string">
            <text:p>0280007</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21329573137574">
            <text:p>2,213295731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stilliggend</text:p>
          </table:table-cell>
          <table:table-cell office:value-type="string">
            <text:p>Stilliggend NL, Chemie/Gastankers</text:p>
          </table:table-cell>
          <table:table-cell office:value-type="string">
            <text:p>0280019</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617.100716673905">
            <text:p>617,1007166739</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rundvee</text:p>
          </table:table-cell>
          <table:table-cell office:value-type="string">
            <text:p>Veestapel, jongvee fokkerij, aanwending mest</text:p>
          </table:table-cell>
          <table:table-cell office:value-type="string">
            <text:p>0446624</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4382870.00055265">
            <text:p>4382870,00055265</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varend op Nederlands grondgebied</text:p>
          </table:table-cell>
          <table:table-cell office:value-type="string">
            <text:p>Varend NL, Overige schepen</text:p>
          </table:table-cell>
          <table:table-cell office:value-type="string">
            <text:p>0280035</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304.444212545567">
            <text:p>304,4442125456</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Overige industrie</text:p>
          </table:table-cell>
          <table:table-cell office:value-type="string">
            <text:p>Bouwmaterialenindustrie</text:p>
          </table:table-cell>
          <table:table-cell office:value-type="string">
            <text:p>SBI 23.1: Vervaardiging van glas en glaswerk</text:p>
          </table:table-cell>
          <table:table-cell office:value-type="string">
            <text:p>89140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7259.29">
            <text:p>17259,29</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rundvee</text:p>
          </table:table-cell>
          <table:table-cell office:value-type="string">
            <text:p>Veestapel, jongvee fokkerij, mest be(ver)werking</text:p>
          </table:table-cell>
          <table:table-cell office:value-type="string">
            <text:p>0441405</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0221.3527669123">
            <text:p>10221,3527669123</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Wegverkeer - uitlaatgassen</text:p>
          </table:table-cell>
          <table:table-cell office:value-type="string">
            <text:p>Uitlaatgassen zware bedrijfsvoertuigen excl. autobussen, buitenweg</text:p>
          </table:table-cell>
          <table:table-cell office:value-type="string">
            <text:p>0100703</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42792.562488319">
            <text:p>142792,562488319</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Railverkeer</text:p>
          </table:table-cell>
          <table:table-cell office:value-type="string">
            <text:p>Spoorwegen - vrachtvervoer</text:p>
          </table:table-cell>
          <table:table-cell office:value-type="string">
            <text:p>02001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8007.3">
            <text:p>8007,3</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Chemische Industrie</text:p>
          </table:table-cell>
          <table:table-cell office:value-type="string">
            <text:p>Chemische Industrie basisproducten</text:p>
          </table:table-cell>
          <table:table-cell office:value-type="string">
            <text:p>SBI 20.11 (per bedrijf): Vervaardiging van industriële gassen</text:p>
          </table:table-cell>
          <table:table-cell office:value-type="string">
            <text:p>T1047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805">
            <text:p>1805</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varkens</text:p>
          </table:table-cell>
          <table:table-cell office:value-type="string">
            <text:p>Veestapel, fokvarkens, aanwending mest</text:p>
          </table:table-cell>
          <table:table-cell office:value-type="string">
            <text:p>0446613</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561275.84531225">
            <text:p>1561275,84531225</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Wegverkeer - uitlaatgassen</text:p>
          </table:table-cell>
          <table:table-cell office:value-type="string">
            <text:p>Uitlaatgassen lichte bedrijfsvoertuigen, koude start</text:p>
          </table:table-cell>
          <table:table-cell office:value-type="string">
            <text:p>0103019</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5010.70728007309">
            <text:p>5010,707280073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overige dieren</text:p>
          </table:table-cell>
          <table:table-cell office:value-type="string">
            <text:p>Veestapel, (muil-)ezels, weidemest</text:p>
          </table:table-cell>
          <table:table-cell office:value-type="string">
            <text:p>0446606</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575.954148202758">
            <text:p>575,9541482028</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Wegverkeer - uitlaatgassen</text:p>
          </table:table-cell>
          <table:table-cell office:value-type="string">
            <text:p>Uitlaatgassen personenauto's, koude start</text:p>
          </table:table-cell>
          <table:table-cell office:value-type="string">
            <text:p>0103016</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00152.274419147">
            <text:p>200152,274419147</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Mobiele werktuigen</text:p>
          </table:table-cell>
          <table:table-cell office:value-type="string">
            <text:p>Mobiele werktuigen, bouwsector</text:p>
          </table:table-cell>
          <table:table-cell office:value-type="string">
            <text:p>0401102</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59258.4046577949">
            <text:p>59258,4046577949</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Mobiele werktuigen</text:p>
          </table:table-cell>
          <table:table-cell office:value-type="string">
            <text:p>Mobiele werktuigen landbouw</text:p>
          </table:table-cell>
          <table:table-cell office:value-type="string">
            <text:p>04011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53320.4512913056">
            <text:p>53320,4512913056</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Consumenten</text:p>
          </table:table-cell>
          <table:table-cell office:value-type="string">
            <text:p>Productgebruik Consumenten</text:p>
          </table:table-cell>
          <table:table-cell office:value-type="string">
            <text:p>Roken van sigaren</text:p>
          </table:table-cell>
          <table:table-cell office:value-type="string">
            <text:p>080100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7671.29699949776">
            <text:p>7671,2969994978</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rundvee</text:p>
          </table:table-cell>
          <table:table-cell office:value-type="string">
            <text:p>Veestapel, vleeskalveren, mest in stallen</text:p>
          </table:table-cell>
          <table:table-cell office:value-type="string">
            <text:p>044667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3481735.67171329">
            <text:p>3481735,67171329</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rundvee</text:p>
          </table:table-cell>
          <table:table-cell office:value-type="string">
            <text:p>Veestapel, zoog- en weidekoeien, weidemest</text:p>
          </table:table-cell>
          <table:table-cell office:value-type="string">
            <text:p>0446685</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66770.8829424056">
            <text:p>66770,8829424056</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Wegverkeer - uitlaatgassen</text:p>
          </table:table-cell>
          <table:table-cell office:value-type="string">
            <text:p>Koelaggregaten zware bedrijfsvoertuigen excl. autobussen, bebouwde kom</text:p>
          </table:table-cell>
          <table:table-cell office:value-type="string">
            <text:p>015050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95.7481961385623">
            <text:p>95,7481961386</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Wegverkeer - uitlaatgassen</text:p>
          </table:table-cell>
          <table:table-cell office:value-type="string">
            <text:p>Uitlaatgassen personenauto's, buitenweg</text:p>
          </table:table-cell>
          <table:table-cell office:value-type="string">
            <text:p>0103003</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754787.6337966">
            <text:p>754787,6337966</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Wegverkeer - uitlaatgassen</text:p>
          </table:table-cell>
          <table:table-cell office:value-type="string">
            <text:p>Uitlaatgassen autobussen ov, koude start</text:p>
          </table:table-cell>
          <table:table-cell office:value-type="string">
            <text:p>0103022</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1.2350040610243">
            <text:p>21,23500406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Afvalverwijdering</text:p>
          </table:table-cell>
          <table:table-cell office:value-type="string">
            <text:p>Overige processen</text:p>
          </table:table-cell>
          <table:table-cell office:value-type="string">
            <text:p>Veestapel, fokvarkens, mest vergisting</text:p>
          </table:table-cell>
          <table:table-cell office:value-type="string">
            <text:p>0441403</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80841.54394042">
            <text:p>80841,54394042</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Consumenten</text:p>
          </table:table-cell>
          <table:table-cell office:value-type="string">
            <text:p>Productgebruik Consumenten</text:p>
          </table:table-cell>
          <table:table-cell office:value-type="string">
            <text:p>Oplosmiddel- en ander productgebruik: Schoonmaakmiddelen, consumenten</text:p>
          </table:table-cell>
          <table:table-cell office:value-type="string">
            <text:p>08030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541120">
            <text:p>541120</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overige dieren</text:p>
          </table:table-cell>
          <table:table-cell office:value-type="string">
            <text:p>Veestapel, schapen, weidemest</text:p>
          </table:table-cell>
          <table:table-cell office:value-type="string">
            <text:p>0446669</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23366.830351542">
            <text:p>223366,830351542</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rundvee</text:p>
          </table:table-cell>
          <table:table-cell office:value-type="string">
            <text:p>Veestapel, jongvee mesterij, aanwending mest</text:p>
          </table:table-cell>
          <table:table-cell office:value-type="string">
            <text:p>0446629</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099724.5566035">
            <text:p>1099724,5566035</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NCP (inclusief ankerliggers)</text:p>
          </table:table-cell>
          <table:table-cell office:value-type="string">
            <text:p>Varend NCP, Overige schepen</text:p>
          </table:table-cell>
          <table:table-cell office:value-type="string">
            <text:p>0280017</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619.191545834672">
            <text:p>619,1915458347</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Chemische Industrie</text:p>
          </table:table-cell>
          <table:table-cell office:value-type="string">
            <text:p>Chemische Industrie basisproducten</text:p>
          </table:table-cell>
          <table:table-cell office:value-type="string">
            <text:p>SBI 20.149 (per bedrijf): Basischemie organisch (geen petrochemische producten)</text:p>
          </table:table-cell>
          <table:table-cell office:value-type="string">
            <text:p>T10260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75.49">
            <text:p>75,49</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Overige industrie</text:p>
          </table:table-cell>
          <table:table-cell office:value-type="string">
            <text:p>Bouwmaterialenindustrie</text:p>
          </table:table-cell>
          <table:table-cell office:value-type="string">
            <text:p>SBI 23 (per bedrijf): Bouwmaterialen- en glasindustrie</text:p>
          </table:table-cell>
          <table:table-cell office:value-type="string">
            <text:p>T102102</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309548">
            <text:p>309548</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Handel, Diensten en Overheid (HDO)</text:p>
          </table:table-cell>
          <table:table-cell office:value-type="string">
            <text:p>Productgebruik Handel, Diensten en Overheid (HDO)</text:p>
          </table:table-cell>
          <table:table-cell office:value-type="string">
            <text:p>Oplosmiddel- en ander productgebruik: Schoonmaakmiddelen, HDO</text:p>
          </table:table-cell>
          <table:table-cell office:value-type="string">
            <text:p>080300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541120">
            <text:p>541120</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Wegverkeer - uitlaatgassen</text:p>
          </table:table-cell>
          <table:table-cell office:value-type="string">
            <text:p>Uitlaatgassen motorfietsen, bebouwde kom</text:p>
          </table:table-cell>
          <table:table-cell office:value-type="string">
            <text:p>010090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765.440273">
            <text:p>765,440273</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Processen - bodem en gewas</text:p>
          </table:table-cell>
          <table:table-cell office:value-type="string">
            <text:p>Ammoniak-emissies t.g.v. Gewasresten</text:p>
          </table:table-cell>
          <table:table-cell office:value-type="string">
            <text:p>044460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441213.95413755">
            <text:p>2441213,95413755</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Chemische Industrie</text:p>
          </table:table-cell>
          <table:table-cell office:value-type="string">
            <text:p>Chemische Industrie overig</text:p>
          </table:table-cell>
          <table:table-cell office:value-type="string">
            <text:p>SBI 20.6 (per bedrijf): Vervaardiging van synthetische en kunstmatige vezels</text:p>
          </table:table-cell>
          <table:table-cell office:value-type="string">
            <text:p>T1037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85">
            <text:p>85</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Energiesector</text:p>
          </table:table-cell>
          <table:table-cell office:value-type="string">
            <text:p>Opwekking electriciteit</text:p>
          </table:table-cell>
          <table:table-cell office:value-type="string">
            <text:p>SBI 35.111 (per bedrijf): Elektriciteitsproduktie</text:p>
          </table:table-cell>
          <table:table-cell office:value-type="string">
            <text:p>T10100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78.89">
            <text:p>78,89</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Particuliere landbouwactiviteiten</text:p>
          </table:table-cell>
          <table:table-cell office:value-type="string">
            <text:p>Particulieren, (muil-)ezels, weidemest</text:p>
          </table:table-cell>
          <table:table-cell office:value-type="string">
            <text:p>0446706</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86.1704">
            <text:p>186,170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Particuliere landbouwactiviteiten</text:p>
          </table:table-cell>
          <table:table-cell office:value-type="string">
            <text:p>Particulieren, (muil-)ezels, mest in opslag</text:p>
          </table:table-cell>
          <table:table-cell office:value-type="string">
            <text:p>0446703</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93.4959189231355">
            <text:p>93,495918923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stilliggend</text:p>
          </table:table-cell>
          <table:table-cell office:value-type="string">
            <text:p>Stilliggend NL, Olietankers</text:p>
          </table:table-cell>
          <table:table-cell office:value-type="string">
            <text:p>0280018</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518.779347596543">
            <text:p>518,7793475965</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Wegverkeer - uitlaatgassen</text:p>
          </table:table-cell>
          <table:table-cell office:value-type="string">
            <text:p>Uitlaatgassen bromfietsen, bebouwde kom</text:p>
          </table:table-cell>
          <table:table-cell office:value-type="string">
            <text:p>010100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757.924077">
            <text:p>757,924077</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overige dieren</text:p>
          </table:table-cell>
          <table:table-cell office:value-type="string">
            <text:p>Veestapel, (muil-)ezels, aanwending mest</text:p>
          </table:table-cell>
          <table:table-cell office:value-type="string">
            <text:p>044660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3512.30329069314">
            <text:p>3512,303290693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NCP (inclusief ankerliggers)</text:p>
          </table:table-cell>
          <table:table-cell office:value-type="string">
            <text:p>Varend NCP, Chemie/Gastankers</text:p>
          </table:table-cell>
          <table:table-cell office:value-type="string">
            <text:p>028001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623.77547836807">
            <text:p>1623,775478368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NCP (inclusief ankerliggers)</text:p>
          </table:table-cell>
          <table:table-cell office:value-type="string">
            <text:p>Ankerligger NCP, Koelschepen</text:p>
          </table:table-cell>
          <table:table-cell office:value-type="string">
            <text:p>0280006</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3.11273791875459">
            <text:p>3,1127379188</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Wegverkeer - uitlaatgassen</text:p>
          </table:table-cell>
          <table:table-cell office:value-type="string">
            <text:p>Uitlaatgassen lichte bedrijfsvoertuigen, bebouwde kom</text:p>
          </table:table-cell>
          <table:table-cell office:value-type="string">
            <text:p>0103005</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3119.9137576593">
            <text:p>23119,9137576593</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Consumenten</text:p>
          </table:table-cell>
          <table:table-cell office:value-type="string">
            <text:p>Energiegebruik Consumenten</text:p>
          </table:table-cell>
          <table:table-cell office:value-type="string">
            <text:p>Woningbranden</text:p>
          </table:table-cell>
          <table:table-cell office:value-type="string">
            <text:p>08012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28406.18">
            <text:p>128406,18</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pluimvee</text:p>
          </table:table-cell>
          <table:table-cell office:value-type="string">
            <text:p>Veestapel, eenden, mest in opslag</text:p>
          </table:table-cell>
          <table:table-cell office:value-type="string">
            <text:p>0446609</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7403.18916870575">
            <text:p>7403,1891687058</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varkens</text:p>
          </table:table-cell>
          <table:table-cell office:value-type="string">
            <text:p>Veestapel, vleesvarkens, mest in opslag</text:p>
          </table:table-cell>
          <table:table-cell office:value-type="string">
            <text:p>0446678</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03170.832717634">
            <text:p>203170,83271763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Binnenscheepvaart</text:p>
          </table:table-cell>
          <table:table-cell office:value-type="string">
            <text:p>Binnenvaart nationaal</text:p>
          </table:table-cell>
          <table:table-cell office:value-type="string">
            <text:p>0230002</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259.40388325678">
            <text:p>1259,4038832568</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Afvalverwijdering</text:p>
          </table:table-cell>
          <table:table-cell office:value-type="string">
            <text:p>AVI's</text:p>
          </table:table-cell>
          <table:table-cell office:value-type="string">
            <text:p>SBI 38.2 (per bedrijf): Behandeling van afval</text:p>
          </table:table-cell>
          <table:table-cell office:value-type="string">
            <text:p>T11120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787">
            <text:p>2787</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varend op Nederlands grondgebied</text:p>
          </table:table-cell>
          <table:table-cell office:value-type="string">
            <text:p>Varend NL, Roro lading/autoschepen</text:p>
          </table:table-cell>
          <table:table-cell office:value-type="string">
            <text:p>0280032</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64.195268650095">
            <text:p>264,195268650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Overige industrie</text:p>
          </table:table-cell>
          <table:table-cell office:value-type="string">
            <text:p>Papier(waren)</text:p>
          </table:table-cell>
          <table:table-cell office:value-type="string">
            <text:p>SBI 17.1 (per bedrijf): Vervaardiging van papierpulp, papier en karton</text:p>
          </table:table-cell>
          <table:table-cell office:value-type="string">
            <text:p>T1021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978.62">
            <text:p>2978,62</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Recreatievaart</text:p>
          </table:table-cell>
          <table:table-cell office:value-type="string">
            <text:p>Recreatievaart uitlaatgassen</text:p>
          </table:table-cell>
          <table:table-cell office:value-type="string">
            <text:p>05001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821.39695872463">
            <text:p>1821,3969587246</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NCP (inclusief ankerliggers)</text:p>
          </table:table-cell>
          <table:table-cell office:value-type="string">
            <text:p>Varend NCP, Conventioneel stukgoed</text:p>
          </table:table-cell>
          <table:table-cell office:value-type="string">
            <text:p>0280013</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151.65539100801">
            <text:p>1151,655391008</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rundvee</text:p>
          </table:table-cell>
          <table:table-cell office:value-type="string">
            <text:p>Veestapel, melkkoeien, aanwending mest</text:p>
          </table:table-cell>
          <table:table-cell office:value-type="string">
            <text:p>0446647</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6977391.3093751">
            <text:p>16977391,309375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Mobiele werktuigen</text:p>
          </table:table-cell>
          <table:table-cell office:value-type="string">
            <text:p>Mobiele werktuigen containeroverslag</text:p>
          </table:table-cell>
          <table:table-cell office:value-type="string">
            <text:p>0401107</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8269.43566869257">
            <text:p>8269,4356686926</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Wegverkeer - uitlaatgassen</text:p>
          </table:table-cell>
          <table:table-cell office:value-type="string">
            <text:p>Uitlaatgassen lichte bedrijfsvoertuigen, autosnelweg</text:p>
          </table:table-cell>
          <table:table-cell office:value-type="string">
            <text:p>0103004</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99363.5953029622">
            <text:p>99363,5953029622</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Consumenten</text:p>
          </table:table-cell>
          <table:table-cell office:value-type="string">
            <text:p>Huishoudelijke processen</text:p>
          </table:table-cell>
          <table:table-cell office:value-type="string">
            <text:p>Transpiratie en ademen</text:p>
          </table:table-cell>
          <table:table-cell office:value-type="string">
            <text:p>08016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766103.4688">
            <text:p>1766103,4688</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Overige industrie</text:p>
          </table:table-cell>
          <table:table-cell office:value-type="string">
            <text:p>Bouwmaterialenindustrie</text:p>
          </table:table-cell>
          <table:table-cell office:value-type="string">
            <text:p>SBI 23.9: Vervaardiging van overige niet-metaalhoudende minerale producten</text:p>
          </table:table-cell>
          <table:table-cell office:value-type="string">
            <text:p>89145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39495.93">
            <text:p>39495,93</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overige dieren</text:p>
          </table:table-cell>
          <table:table-cell office:value-type="string">
            <text:p>Veestapel, geiten, mest in opslag</text:p>
          </table:table-cell>
          <table:table-cell office:value-type="string">
            <text:p>044662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65349.203670002">
            <text:p>165349,203670002</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Overige industrie</text:p>
          </table:table-cell>
          <table:table-cell office:value-type="string">
            <text:p>Voedings- en genotmiddelenindustrie</text:p>
          </table:table-cell>
          <table:table-cell office:value-type="string">
            <text:p>SBI 10.5 (per bedrijf): Zuivelindustrie</text:p>
          </table:table-cell>
          <table:table-cell office:value-type="string">
            <text:p>T10530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2637">
            <text:p>22637</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Afvalverwijdering</text:p>
          </table:table-cell>
          <table:table-cell office:value-type="string">
            <text:p>Composteren</text:p>
          </table:table-cell>
          <table:table-cell office:value-type="string">
            <text:p>Groenafval compostering</text:p>
          </table:table-cell>
          <table:table-cell office:value-type="string">
            <text:p>E400316</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663739.4273">
            <text:p>663739,4273</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stilliggend</text:p>
          </table:table-cell>
          <table:table-cell office:value-type="string">
            <text:p>Stilliggend NL, Conventioneel stukgoed</text:p>
          </table:table-cell>
          <table:table-cell office:value-type="string">
            <text:p>0280022</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03.584328570499">
            <text:p>103,5843285705</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Afvalverwijdering</text:p>
          </table:table-cell>
          <table:table-cell office:value-type="string">
            <text:p>AVI's</text:p>
          </table:table-cell>
          <table:table-cell office:value-type="string">
            <text:p>SBI 38.2 (per bedrijf): Afvalinzameling/beh, AVI's</text:p>
          </table:table-cell>
          <table:table-cell office:value-type="string">
            <text:p>T10420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77839.64">
            <text:p>77839,6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pluimvee</text:p>
          </table:table-cell>
          <table:table-cell office:value-type="string">
            <text:p>Veestapel, leghennen, mest in stallen</text:p>
          </table:table-cell>
          <table:table-cell office:value-type="string">
            <text:p>0446645</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7020816.22542798">
            <text:p>7020816,22542798</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stilliggend</text:p>
          </table:table-cell>
          <table:table-cell office:value-type="string">
            <text:p>Stilliggend NL, Bulkcarrier</text:p>
          </table:table-cell>
          <table:table-cell office:value-type="string">
            <text:p>0280020</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71.330781056414">
            <text:p>271,330781056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rundvee</text:p>
          </table:table-cell>
          <table:table-cell office:value-type="string">
            <text:p>Veestapel, melkkoeien, mest be(ver)werking</text:p>
          </table:table-cell>
          <table:table-cell office:value-type="string">
            <text:p>0441404</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57414.3620355193">
            <text:p>57414,3620355193</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Zeescheepvaart NCP (inclusief ankerliggers)</text:p>
          </table:table-cell>
          <table:table-cell office:value-type="string">
            <text:p>Varend NCP, Containerschepen</text:p>
          </table:table-cell>
          <table:table-cell office:value-type="string">
            <text:p>0280012</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879.74841960992">
            <text:p>2879,7484196099</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Wegverkeer - uitlaatgassen</text:p>
          </table:table-cell>
          <table:table-cell office:value-type="string">
            <text:p>Uitlaatgassen personenauto's, autosnelweg</text:p>
          </table:table-cell>
          <table:table-cell office:value-type="string">
            <text:p>0103001</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390734.0211085">
            <text:p>1390734,0211085</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Landbouwhuisdieren - overige dieren</text:p>
          </table:table-cell>
          <table:table-cell office:value-type="string">
            <text:p>Veestapel, schapen, mest in stallen</text:p>
          </table:table-cell>
          <table:table-cell office:value-type="string">
            <text:p>0446667</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08714.645515304">
            <text:p>108714,64551530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Particuliere landbouwactiviteiten</text:p>
          </table:table-cell>
          <table:table-cell office:value-type="string">
            <text:p>Particulieren, aanwending van compost</text:p>
          </table:table-cell>
          <table:table-cell office:value-type="string">
            <text:p>0446708</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109206.811092857">
            <text:p>109206,811092857</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Wegverkeer - uitlaatgassen</text:p>
          </table:table-cell>
          <table:table-cell office:value-type="string">
            <text:p>Uitlaatgassen autobussen touringcars, buitenweg</text:p>
          </table:table-cell>
          <table:table-cell office:value-type="string">
            <text:p>0103012</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11.113661836123">
            <text:p>211,113661836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Verkeer en vervoer</text:p>
          </table:table-cell>
          <table:table-cell office:value-type="string">
            <text:p>Wegverkeer - uitlaatgassen</text:p>
          </table:table-cell>
          <table:table-cell office:value-type="string">
            <text:p>Koelaggregaten zware bedrijfsvoertuigen excl. autobussen, autosnelweg</text:p>
          </table:table-cell>
          <table:table-cell office:value-type="string">
            <text:p>0150503</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422.080438410026">
            <text:p>422,0804384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Afvalverwijdering</text:p>
          </table:table-cell>
          <table:table-cell office:value-type="string">
            <text:p>Composteren</text:p>
          </table:table-cell>
          <table:table-cell office:value-type="string">
            <text:p>GFT-afval compostering</text:p>
          </table:table-cell>
          <table:table-cell office:value-type="string">
            <text:p>E400314</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220193.1728">
            <text:p>220193,1728</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Emissieoorzaak</text:p>
          </table:table-cell>
          <table:table-cell office:value-type="string">
            <text:p>Landbouw</text:p>
          </table:table-cell>
          <table:table-cell office:value-type="string">
            <text:p>Particuliere landbouwactiviteiten</text:p>
          </table:table-cell>
          <table:table-cell office:value-type="string">
            <text:p>Particulieren, schapen, mest in opslag</text:p>
          </table:table-cell>
          <table:table-cell office:value-type="string">
            <text:p>0446718</text:p>
          </table:table-cell>
          <table:table-cell table:number-columns-repeated="7"/>
          <table:table-cell table:number-columns-repeated="2" office:value-type="float" office:value="0">
            <text:p>0</text:p>
          </table:table-cell>
          <table:table-cell table:number-columns-repeated="4"/>
          <table:table-cell office:value-type="string">
            <text:p>ER Reeks 1990-2023 Definitief (open)</text:p>
          </table:table-cell>
          <table:table-cell office:value-type="float" office:value="742.927184536817">
            <text:p>742,9271845368</text:p>
          </table:table-cell>
          <table:table-cell office:value-type="string">
            <text:p>kg</text:p>
          </table:table-cell>
          <table:table-cell table:number-columns-repeated="99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currency-symbol number:language="nl" number:country="NL">€</number:currency-symbol>
      <number:text> </number:text>
      <number:number number:decimal-places="2" number:min-integer-digits="1" number:grouping="true"/>
    </number:currency-style>
    <number:currency-style style:name="N106">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6P0"/>
    </number:currency-style>
    <number:number-style style:name="N8106P0" style:volatile="true" number:language="nl" number:country="NL">
      <number:text>€ </number:text>
      <number:number number:decimal-places="0" number:min-integer-digits="1" number:grouping="true"/>
      <number:text> </number:text>
    </number:number-style>
    <number:number-style style:name="N8106" number:language="nl" number:country="NL">
      <number:text>€ </number:text>
      <number:number number:decimal-places="0" number:min-integer-digits="1" number:grouping="true"/>
      <number:text>-</number:text>
      <style:map style:condition="value()&gt;=0" style:apply-style-name="N8106P0"/>
    </number:number-style>
    <number:number-style style:name="N8107P0" style:volatile="true" number:language="nl" number:country="NL">
      <number:text>€ </number:text>
      <number:number number:decimal-places="0" number:min-integer-digits="1" number:grouping="true"/>
      <number:text> </number:text>
    </number:number-style>
    <number:number-style style:name="N8107" number:language="nl" number:country="NL">
      <style:text-properties fo:color="#ff0000"/>
      <number:text>€ </number:text>
      <number:number number:decimal-places="0" number:min-integer-digits="1" number:grouping="true"/>
      <number:text>-</number:text>
      <style:map style:condition="value()&gt;=0" style:apply-style-name="N8107P0"/>
    </number:number-style>
    <number:number-style style:name="N8108P0" style:volatile="true" number:language="nl" number:country="NL">
      <number:text>€ </number:text>
      <number:number number:decimal-places="2" number:min-integer-digits="1" number:grouping="true"/>
      <number:text> </number:text>
    </number:number-style>
    <number:number-style style:name="N8108" number:language="nl" number:country="NL">
      <number:text>€ </number:text>
      <number:number number:decimal-places="2" number:min-integer-digits="1" number:grouping="true"/>
      <number:text>-</number:text>
      <style:map style:condition="value()&gt;=0" style:apply-style-name="N8108P0"/>
    </number:number-style>
    <number:number-style style:name="N8109P0" style:volatile="true" number:language="nl" number:country="NL">
      <number:text>€ </number:text>
      <number:number number:decimal-places="2" number:min-integer-digits="1" number:grouping="true"/>
      <number:text> </number:text>
    </number:number-style>
    <number:number-style style:name="N8109" number:language="nl" number:country="NL">
      <style:text-properties fo:color="#ff0000"/>
      <number:text>€ </number:text>
      <number:number number:decimal-places="2" number:min-integer-digits="1" number:grouping="true"/>
      <number:text>-</number:text>
      <style:map style:condition="value()&gt;=0" style:apply-style-name="N8109P0"/>
    </number:number-style>
    <number:date-style style:name="N8110" number:language="nl" number:country="NL">
      <number:day/>
      <number:text>-</number:text>
      <number:month/>
      <number:text>-</number:text>
      <number:year number:style="long"/>
    </number:date-style>
    <number:date-style style:name="N8111" number:language="nl" number:country="NL">
      <number:day/>
      <number:text>-</number:text>
      <number:month number:textual="true"/>
      <number:text>-</number:text>
      <number:year/>
    </number:date-style>
    <number:date-style style:name="N8112" number:language="nl" number:country="NL">
      <number:day/>
      <number:text>-</number:text>
      <number:month number:textual="true"/>
    </number:date-style>
    <number:date-style style:name="N8113" number:language="nl" number:country="NL">
      <number:month number:textual="true"/>
      <number:text>-</number:text>
      <number:year/>
    </number:date-style>
    <number:time-style style:name="N8114" number:language="nl" number:country="NL">
      <number:hours/>
      <number:text>:</number:text>
      <number:minutes number:style="long"/>
      <number:text> </number:text>
      <number:am-pm/>
    </number:time-style>
    <number:time-style style:name="N8115" number:language="nl" number:country="NL">
      <number:hours/>
      <number:text>:</number:text>
      <number:minutes number:style="long"/>
      <number:text>:</number:text>
      <number:seconds number:style="long"/>
      <number:text> </number:text>
      <number:am-pm/>
    </number:time-style>
    <number:time-style style:name="N8116" number:language="nl" number:country="NL">
      <number:hours/>
      <number:text>:</number:text>
      <number:minutes number:style="long"/>
    </number:time-style>
    <number:time-style style:name="N8117" number:language="nl" number:country="NL">
      <number:hours/>
      <number:text>:</number:text>
      <number:minutes number:style="long"/>
      <number:text>:</number:text>
      <number:seconds number:style="long"/>
    </number:time-style>
    <number:date-style style:name="N8118" number:language="nl" number:country="NL">
      <number:day/>
      <number:text>-</number:text>
      <number:month/>
      <number:text>-</number:text>
      <number:year number:style="long"/>
      <number:text> </number:text>
      <number:hours/>
      <number:text>:</number:text>
      <number:minutes number:style="long"/>
    </number:date-style>
    <number:number-style style:name="N8119P0" style:volatile="true" number:language="nl" number:country="NL">
      <number:number number:decimal-places="0" number:min-integer-digits="1" number:grouping="true"/>
      <number:text> </number:text>
    </number:number-style>
    <number:number-style style:name="N8119" number:language="nl" number:country="NL">
      <number:number number:decimal-places="0" number:min-integer-digits="1" number:grouping="true"/>
      <number:text>-</number:text>
      <style:map style:condition="value()&gt;=0" style:apply-style-name="N8119P0"/>
    </number:number-style>
    <number:number-style style:name="N8120P0" style:volatile="true" number:language="nl" number:country="NL">
      <number:number number:decimal-places="0" number:min-integer-digits="1" number:grouping="true"/>
      <number:text> </number:text>
    </number:number-style>
    <number:number-style style:name="N8120" number:language="nl" number:country="NL">
      <style:text-properties fo:color="#ff0000"/>
      <number:number number:decimal-places="0" number:min-integer-digits="1" number:grouping="true"/>
      <number:text>-</number:text>
      <style:map style:condition="value()&gt;=0" style:apply-style-name="N8120P0"/>
    </number:number-style>
    <number:number-style style:name="N8121P0" style:volatile="true" number:language="nl" number:country="NL">
      <number:number number:decimal-places="2" number:min-integer-digits="1" number:grouping="true"/>
      <number:text> </number:text>
    </number:number-style>
    <number:number-style style:name="N8121" number:language="nl" number:country="NL">
      <number:number number:decimal-places="2" number:min-integer-digits="1" number:grouping="true"/>
      <number:text>-</number:text>
      <style:map style:condition="value()&gt;=0" style:apply-style-name="N8121P0"/>
    </number:number-style>
    <number:number-style style:name="N8122P0" style:volatile="true" number:language="nl" number:country="NL">
      <number:number number:decimal-places="2" number:min-integer-digits="1" number:grouping="true"/>
      <number:text> </number:text>
    </number:number-style>
    <number:number-style style:name="N8122" number:language="nl" number:country="NL">
      <style:text-properties fo:color="#ff0000"/>
      <number:number number:decimal-places="2" number:min-integer-digits="1" number:grouping="true"/>
      <number:text>-</number:text>
      <style:map style:condition="value()&gt;=0" style:apply-style-name="N8122P0"/>
    </number:number-style>
    <number:number-style style:name="N8123P0" style:volatile="true" number:language="nl" number:country="NL">
      <number:text> </number:text>
      <number:number number:decimal-places="0" number:min-integer-digits="1" number:grouping="true"/>
      <number:text> </number:text>
    </number:number-style>
    <number:number-style style:name="N8123P1" style:volatile="true" number:language="nl" number:country="NL">
      <number:text> </number:text>
      <number:number number:decimal-places="0" number:min-integer-digits="1" number:grouping="true"/>
      <number:text>-</number:text>
    </number:number-style>
    <number:number-style style:name="N8123P2" style:volatile="true" number:language="nl" number:country="NL">
      <number:text> - </number:text>
    </number:number-style>
    <number:text-style style:name="N8123" number:language="nl" number:country="NL">
      <number:text> </number:text>
      <number:text-content/>
      <number:text> </number:text>
      <style:map style:condition="value()&gt;0" style:apply-style-name="N8123P0"/>
      <style:map style:condition="value()&lt;0" style:apply-style-name="N8123P1"/>
      <style:map style:condition="value()=0" style:apply-style-name="N8123P2"/>
    </number:text-style>
    <number:number-style style:name="N8124P0" style:volatile="true" number:language="nl" number:country="NL">
      <number:text> € </number:text>
      <number:number number:decimal-places="0" number:min-integer-digits="1" number:grouping="true"/>
      <number:text> </number:text>
    </number:number-style>
    <number:number-style style:name="N8124P1" style:volatile="true" number:language="nl" number:country="NL">
      <number:text> € </number:text>
      <number:number number:decimal-places="0" number:min-integer-digits="1" number:grouping="true"/>
      <number:text>-</number:text>
    </number:number-style>
    <number:number-style style:name="N8124P2" style:volatile="true" number:language="nl" number:country="NL">
      <number:text> € - </number:text>
    </number:number-style>
    <number:text-style style:name="N8124" number:language="nl" number:country="NL">
      <number:text> </number:text>
      <number:text-content/>
      <number:text> </number:text>
      <style:map style:condition="value()&gt;0" style:apply-style-name="N8124P0"/>
      <style:map style:condition="value()&lt;0" style:apply-style-name="N8124P1"/>
      <style:map style:condition="value()=0" style:apply-style-name="N8124P2"/>
    </number:text-style>
    <number:number-style style:name="N8125P0" style:volatile="true" number:language="nl" number:country="NL">
      <number:text> </number:text>
      <number:number number:decimal-places="2" number:min-integer-digits="1" number:grouping="true"/>
      <number:text> </number:text>
    </number:number-style>
    <number:number-style style:name="N8125P1" style:volatile="true" number:language="nl" number:country="NL">
      <number:text> </number:text>
      <number:number number:decimal-places="2" number:min-integer-digits="1" number:grouping="true"/>
      <number:text>-</number:text>
    </number:number-style>
    <number:number-style style:name="N8125P2" style:volatile="true" number:language="nl" number:country="NL">
      <number:text> -</number:text>
      <number:number number:decimal-places="0" number:min-integer-digits="0"/>
      <number:text> </number:text>
    </number:number-style>
    <number:text-style style:name="N8125" number:language="nl" number:country="NL">
      <number:text> </number:text>
      <number:text-content/>
      <number:text> </number:text>
      <style:map style:condition="value()&gt;0" style:apply-style-name="N8125P0"/>
      <style:map style:condition="value()&lt;0" style:apply-style-name="N8125P1"/>
      <style:map style:condition="value()=0" style:apply-style-name="N8125P2"/>
    </number:text-style>
    <number:number-style style:name="N8126P0" style:volatile="true" number:language="nl" number:country="NL">
      <number:text> € </number:text>
      <number:number number:decimal-places="2" number:min-integer-digits="1" number:grouping="true"/>
      <number:text> </number:text>
    </number:number-style>
    <number:number-style style:name="N8126P1" style:volatile="true" number:language="nl" number:country="NL">
      <number:text> € </number:text>
      <number:number number:decimal-places="2" number:min-integer-digits="1" number:grouping="true"/>
      <number:text>-</number:text>
    </number:number-style>
    <number:number-style style:name="N8126P2" style:volatile="true" number:language="nl" number:country="NL">
      <number:text> € -</number:text>
      <number:number number:decimal-places="0" number:min-integer-digits="0"/>
      <number:text> </number:text>
    </number:number-style>
    <number:text-style style:name="N8126" number:language="nl" number:country="NL">
      <number:text> </number:text>
      <number:text-content/>
      <number:text> </number:text>
      <style:map style:condition="value()&gt;0" style:apply-style-name="N8126P0"/>
      <style:map style:condition="value()&lt;0" style:apply-style-name="N8126P1"/>
      <style:map style:condition="value()=0" style:apply-style-name="N8126P2"/>
    </number:text-style>
    <number:time-style style:name="N8127" number:language="nl" number:country="NL">
      <number:minutes number:style="long"/>
      <number:text>:</number:text>
      <number:seconds number:style="long"/>
    </number:time-style>
    <number:time-style style:name="N8128" number:language="nl" number:country="NL" number:truncate-on-overflow="false">
      <number:hours/>
      <number:text>:</number:text>
      <number:minutes number:style="long"/>
      <number:text>:</number:text>
      <number:seconds number:style="long"/>
    </number:time-style>
    <number:time-style style:name="N8129" number:language="nl" number:country="NL">
      <number:minutes number:style="long"/>
      <number:text>:</number:text>
      <number:seconds number:style="long" number:decimal-places="1"/>
    </number:time-style>
    <number:number-style style:name="N8130" number:language="nl" number:country="NL">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3-08">08-03-2025</text:date>, <text:time>20:35:59</text:time></text:p>
        </style:region-right>
      </style:header>
      <style:header-left style:display="false"/>
      <style:footer>
        <text:p>Pagina <text:page-number>1</text:page-number> / <text:page-count>99</text:page-count></text:p>
      </style:footer>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Emissies" style:display-name="PageStyle_Emiss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5-03-08T20:35:59.94</dc:date>
    <dc:creator>Richard Zijlstra</dc:creator>
    <meta:document-statistic meta:table-count="2" meta:cell-count="3675" meta:object-count="0"/>
    <meta:generator>OpenOffice/4.1.15$Win32 OpenOffice.org_project/4115m2$Build-9813</meta:generator>
  </office:meta>
</office:document-meta>
</file>